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fo:font-size="28pt" style:font-size-asian="28pt" style:font-size-complex="28pt" fo:font-weight="bold" style:font-weight-asian="bold" style:font-weight-complex="bold"/>
    </style:style>
    <style:style style:name="T2_2" style:family="text">
      <style:text-properties fo:font-size="28pt" style:font-size-asian="28pt" style:font-size-complex="28pt" fo:font-weight="bold" style:font-weight-asian="bold" style:font-weight-complex="bold"/>
    </style:style>
    <style:style style:name="T2_3" style:family="text">
      <style:text-properties fo:font-size="28pt" style:font-size-asian="28pt" style:font-size-complex="28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style:writing-mode="lr-tb"/>
      <style:text-properties fo:font-size="28pt" style:font-size-asian="28pt" style:font-size-complex="28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00%" style:writing-mode="lr-tb"/>
      <style:text-properties fo:font-size="28pt" style:font-size-asian="28pt" style:font-size-complex="28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00%" style:writing-mode="lr-tb"/>
    </style:style>
    <style:style style:name="T5_1" style:family="text">
      <style:text-properties fo:font-size="28pt" style:font-size-asian="28pt" style:font-size-complex="28pt" fo:font-weight="bold" style:font-weight-asian="bold" style:font-weight-complex="bold"/>
    </style:style>
    <style:style style:name="T5_2" style:family="text">
      <style:text-properties fo:font-size="28pt" style:font-size-asian="28pt" style:font-size-complex="28pt" fo:font-weight="bold" style:font-weight-asian="bold" style:font-weight-complex="bold"/>
    </style:style>
    <style:style style:name="T5_3" style:family="text">
      <style:text-properties fo:font-size="28pt" style:font-size-asian="28pt" style:font-size-complex="28pt" fo:font-weight="bold" style:font-weight-asian="bold" style:font-weight-complex="bold"/>
    </style:style>
    <style:style style:name="T5_4" style:family="text">
      <style:text-properties fo:font-size="28pt" style:font-size-asian="28pt" style:font-size-complex="28pt" fo:font-weight="bold" style:font-weight-asian="bold" style:font-weight-complex="bold"/>
    </style:style>
    <style:style style:name="T5_5" style:family="text">
      <style:text-properties fo:font-size="28pt" style:font-size-asian="28pt" style:font-size-complex="28pt" fo:font-weight="bold" style:font-weight-asian="bold" style:font-weight-complex="bold"/>
    </style:style>
    <style:style style:name="T5_6" style:family="text">
      <style:text-properties fo:font-size="28pt" style:font-size-asian="28pt" style:font-size-complex="28pt" fo:font-weight="bold" style:font-weight-asian="bold" style:font-weight-complex="bold"/>
    </style:style>
    <style:style style:name="T5_7" style:family="text">
      <style:text-properties fo:font-size="28pt" style:font-size-asian="28pt" style:font-size-complex="28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fo:break-before="auto" fo:line-height="100%" style:writing-mode="lr-tb"/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fo:break-before="auto" fo:line-height="100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fo:break-before="auto" fo:line-height="100%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fo:break-before="auto" fo:line-height="100%" style:writing-mode="lr-tb"/>
    </style:style>
    <style:style style:name="T10_1" style:family="text">
      <style:text-properties fo:font-size="15pt" style:font-size-asian="15pt" style:font-size-complex="15pt" fo:font-weight="bold" style:font-weight-asian="bold" style:font-weight-complex="bold"/>
    </style:style>
    <style:style style:name="T10_2" style:family="text">
      <style:text-properties fo:font-size="15pt" style:font-size-asian="15pt" style:font-size-complex="15pt" fo:font-weight="bold" style:font-weight-asian="bold" style:font-weight-complex="bold"/>
    </style:style>
    <style:style style:name="T10_3" style:family="text">
      <style:text-properties fo:font-size="15pt" style:font-size-asian="15pt" style:font-size-complex="15pt" fo:font-weight="bold" style:font-weight-asian="bold" style:font-weight-complex="bold"/>
    </style:style>
    <style:style style:name="T10_4" style:family="text">
      <style:text-properties fo:font-size="15pt" style:font-size-asian="15pt" style:font-size-complex="15pt" fo:font-weight="bold" style:font-weight-asian="bold" style:font-weight-complex="bold"/>
    </style:style>
    <style:style style:name="T10_5" style:family="text">
      <style:text-properties fo:font-size="15pt" style:font-size-asian="15pt" style:font-size-complex="15pt"/>
    </style:style>
    <style:style style:name="T10_6" style:family="text">
      <style:text-properties fo:font-size="15pt" style:font-size-asian="15pt" style:font-size-complex="15pt"/>
    </style:style>
    <style:style style:name="T10_7" style:family="text">
      <style:text-properties fo:font-size="15pt" style:font-size-asian="15pt" style:font-size-complex="15pt"/>
    </style:style>
    <style:style style:name="P11" style:family="paragraph" style:parent-style-name="Standard">
      <style:paragraph-properties fo:text-align="center" fo:break-before="auto" fo:line-height="100%" style:writing-mode="lr-tb"/>
    </style:style>
    <style:style style:name="T11_1" style:family="text">
      <style:text-properties fo:font-size="15pt" style:font-size-asian="15pt" style:font-size-complex="15pt"/>
    </style:style>
    <style:style style:name="T11_2" style:family="text">
      <style:text-properties fo:font-size="15pt" style:font-size-asian="15pt" style:font-size-complex="15pt"/>
    </style:style>
    <style:style style:name="T11_3" style:family="text">
      <style:text-properties fo:font-size="15pt" style:font-size-asian="15pt" style:font-size-complex="15pt"/>
    </style:style>
    <style:style style:name="T11_4" style:family="text">
      <style:text-properties fo:font-size="15pt" style:font-size-asian="15pt" style:font-size-complex="15pt"/>
    </style:style>
    <style:style style:name="P12" style:family="paragraph" style:parent-style-name="Standard">
      <style:paragraph-properties fo:text-align="center" fo:break-before="auto" fo:line-height="100%" style:writing-mode="lr-tb"/>
    </style:style>
    <style:style style:name="T12_1" style:family="text">
      <style:text-properties fo:font-size="15pt" style:font-size-asian="15pt" style:font-size-complex="15pt"/>
    </style:style>
    <style:style style:name="T12_2" style:family="text">
      <style:text-properties fo:font-size="15pt" style:font-size-asian="15pt" style:font-size-complex="15pt"/>
    </style:style>
    <style:style style:name="T12_3" style:family="text">
      <style:text-properties fo:font-size="15pt" style:font-size-asian="15pt" style:font-size-complex="15pt"/>
    </style:style>
    <style:style style:name="T12_4" style:family="text">
      <style:text-properties fo:font-size="15pt" style:font-size-asian="15pt" style:font-size-complex="15pt"/>
    </style:style>
    <style:style style:name="P13" style:family="paragraph" style:parent-style-name="Standard">
      <style:paragraph-properties fo:text-align="center" fo:break-before="auto" fo:text-indent="0cm" fo:line-height="100%" fo:margin-left="3.81cm" style:writing-mode="lr-tb"/>
    </style:style>
    <style:style style:name="T13_1" style:family="text">
      <style:text-properties fo:font-size="15pt" style:font-size-asian="15pt" style:font-size-complex="15pt"/>
    </style:style>
    <style:style style:name="T13_2" style:family="text">
      <style:text-properties fo:font-size="15pt" style:font-size-asian="15pt" style:font-size-complex="15pt"/>
    </style:style>
    <style:style style:name="T13_3" style:family="text">
      <style:text-properties fo:font-size="15pt" style:font-size-asian="15pt" style:font-size-complex="15pt"/>
    </style:style>
    <style:style style:name="T13_4" style:family="text">
      <style:text-properties fo:font-size="15pt" style:font-size-asian="15pt" style:font-size-complex="15pt"/>
    </style:style>
    <style:style style:name="T13_5" style:family="text">
      <style:text-properties fo:font-size="15pt" style:font-size-asian="15pt" style:font-size-complex="15pt"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fo:text-indent="0cm" fo:line-height="100%" fo:margin-left="3.81cm" style:writing-mode="lr-tb"/>
    </style:style>
    <style:style style:name="T14_1" style:family="text">
      <style:text-properties fo:font-size="15pt" style:font-size-asian="15pt" style:font-size-complex="15pt" fo:font-weight="bold" style:font-weight-asian="bold" style:font-weight-complex="bold"/>
    </style:style>
    <style:style style:name="P15" style:family="paragraph" style:parent-style-name="Standard">
      <style:paragraph-properties fo:text-align="left" fo:break-before="auto" fo:text-indent="1.27cm" fo:line-height="100%" fo:margin-left="6.35cm" style:writing-mode="lr-tb"/>
    </style:style>
    <style:style style:name="T15_1" style:family="text">
      <style:text-properties fo:font-size="15pt" style:font-size-asian="15pt" style:font-size-complex="15pt" fo:font-weight="bold" style:font-weight-asian="bold" style:font-weight-complex="bold"/>
    </style:style>
    <style:style style:name="T15_2" style:family="text">
      <style:text-properties fo:font-size="15pt" style:font-size-asian="15pt" style:font-size-complex="15pt" fo:font-weight="bold" style:font-weight-asian="bold" style:font-weight-complex="bold"/>
    </style:style>
    <style:style style:name="T15_3" style:family="text">
      <style:text-properties fo:font-size="15pt" style:font-size-asian="15pt" style:font-size-complex="15pt" fo:font-weight="bold" style:font-weight-asian="bold" style:font-weight-complex="bold"/>
    </style:style>
    <style:style style:name="T15_4" style:family="text">
      <style:text-properties fo:font-size="15pt" style:font-size-asian="15pt" style:font-size-complex="15pt" fo:font-weight="bold" style:font-weight-asian="bold" style:font-weight-complex="bold"/>
    </style:style>
    <style:style style:name="T15_5" style:family="text">
      <style:text-properties fo:font-size="15pt" style:font-size-asian="15pt" style:font-size-complex="15pt" fo:font-weight="bold" style:font-weight-asian="bold" style:font-weight-complex="bold"/>
    </style:style>
    <style:style style:name="T15_6" style:family="text">
      <style:text-properties fo:font-size="15pt" style:font-size-asian="15pt" style:font-size-complex="15pt"/>
    </style:style>
    <style:style style:name="T15_7" style:family="text">
      <style:text-properties fo:font-size="15pt" style:font-size-asian="15pt" style:font-size-complex="15pt"/>
    </style:style>
    <style:style style:name="T15_8" style:family="text">
      <style:text-properties fo:font-size="15pt" style:font-size-asian="15pt" style:font-size-complex="15pt"/>
    </style:style>
    <style:style style:name="P16" style:family="paragraph" style:parent-style-name="Standard">
      <style:paragraph-properties fo:text-align="left" fo:break-before="auto" fo:text-indent="1.27cm" fo:line-height="100%" fo:margin-left="6.35cm" style:writing-mode="lr-tb"/>
    </style:style>
    <style:style style:name="T16_1" style:family="text">
      <style:text-properties fo:font-size="15pt" style:font-size-asian="15pt" style:font-size-complex="15pt" fo:font-weight="bold" style:font-weight-asian="bold" style:font-weight-complex="bold"/>
    </style:style>
    <style:style style:name="T16_2" style:family="text">
      <style:text-properties fo:font-size="15pt" style:font-size-asian="15pt" style:font-size-complex="15pt" fo:font-weight="bold" style:font-weight-asian="bold" style:font-weight-complex="bold"/>
    </style:style>
    <style:style style:name="T16_3" style:family="text">
      <style:text-properties fo:font-size="15pt" style:font-size-asian="15pt" style:font-size-complex="15pt" fo:font-weight="bold" style:font-weight-asian="bold" style:font-weight-complex="bold"/>
    </style:style>
    <style:style style:name="T16_4" style:family="text">
      <style:text-properties fo:font-size="15pt" style:font-size-asian="15pt" style:font-size-complex="15pt" fo:font-weight="bold" style:font-weight-asian="bold" style:font-weight-complex="bold"/>
    </style:style>
    <style:style style:name="T16_5" style:family="text">
      <style:text-properties fo:font-size="15pt" style:font-size-asian="15pt" style:font-size-complex="15pt" fo:font-weight="bold" style:font-weight-asian="bold" style:font-weight-complex="bold"/>
    </style:style>
    <style:style style:name="T16_6" style:family="text">
      <style:text-properties fo:font-size="15pt" style:font-size-asian="15pt" style:font-size-complex="15pt"/>
    </style:style>
    <style:style style:name="T16_7" style:family="text">
      <style:text-properties fo:font-size="15pt" style:font-size-asian="15pt" style:font-size-complex="15pt"/>
    </style:style>
    <style:style style:name="T16_8" style:family="text">
      <style:text-properties fo:font-size="15pt" style:font-size-asian="15pt" style:font-size-complex="15pt"/>
    </style:style>
    <style:style style:name="T16_9" style:family="text">
      <style:text-properties fo:font-size="15pt" style:font-size-asian="15pt" style:font-size-complex="15pt" fo:font-weight="bold" style:font-weight-asian="bold" style:font-weight-complex="bold"/>
    </style:style>
    <style:style style:name="P17" style:family="paragraph" style:parent-style-name="Standard">
      <style:paragraph-properties fo:text-align="left" fo:break-before="auto" fo:text-indent="1.27cm" fo:line-height="100%" fo:margin-left="6.35cm" style:writing-mode="lr-tb"/>
    </style:style>
    <style:style style:name="T17_1" style:family="text">
      <style:text-properties fo:font-size="15pt" style:font-size-asian="15pt" style:font-size-complex="15pt" fo:font-weight="bold" style:font-weight-asian="bold" style:font-weight-complex="bold"/>
    </style:style>
    <style:style style:name="T17_2" style:family="text">
      <style:text-properties fo:font-size="15pt" style:font-size-asian="15pt" style:font-size-complex="15pt" fo:font-weight="bold" style:font-weight-asian="bold" style:font-weight-complex="bold"/>
    </style:style>
    <style:style style:name="T17_3" style:family="text">
      <style:text-properties fo:font-size="15pt" style:font-size-asian="15pt" style:font-size-complex="15pt" fo:font-weight="bold" style:font-weight-asian="bold" style:font-weight-complex="bold"/>
    </style:style>
    <style:style style:name="T17_4" style:family="text">
      <style:text-properties fo:font-size="15pt" style:font-size-asian="15pt" style:font-size-complex="15pt"/>
    </style:style>
    <style:style style:name="T17_5" style:family="text">
      <style:text-properties fo:font-size="15pt" style:font-size-asian="15pt" style:font-size-complex="15pt"/>
    </style:style>
    <style:style style:name="T17_6" style:family="text">
      <style:text-properties fo:font-size="15pt" style:font-size-asian="15pt" style:font-size-complex="15pt"/>
    </style:style>
    <style:style style:name="T17_7" style:family="text">
      <style:text-properties fo:font-size="15pt" style:font-size-asian="15pt" style:font-size-complex="15pt"/>
    </style:style>
    <style:style style:name="P18" style:family="paragraph" style:parent-style-name="Standard">
      <style:paragraph-properties fo:text-align="left" fo:break-before="auto" fo:text-indent="1.27cm" fo:line-height="100%" fo:margin-left="6.35cm" style:writing-mode="lr-tb"/>
    </style:style>
    <style:style style:name="T18_1" style:family="text">
      <style:text-properties fo:font-size="15pt" style:font-size-asian="15pt" style:font-size-complex="15pt" fo:font-weight="bold" style:font-weight-asian="bold" style:font-weight-complex="bold"/>
    </style:style>
    <style:style style:name="T18_2" style:family="text">
      <style:text-properties fo:font-size="15pt" style:font-size-asian="15pt" style:font-size-complex="15pt" fo:font-weight="bold" style:font-weight-asian="bold" style:font-weight-complex="bold"/>
    </style:style>
    <style:style style:name="T18_3" style:family="text">
      <style:text-properties fo:font-size="15pt" style:font-size-asian="15pt" style:font-size-complex="15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text-align="center" fo:break-before="auto" fo:line-height="115%" style:writing-mode="lr-tb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P33" style:family="paragraph" style:parent-style-name="Standard">
      <style:paragraph-properties fo:text-align="center" fo:break-before="auto" fo:line-height="115%" style:writing-mode="lr-tb"/>
    </style:style>
    <style:style style:name="P34" style:family="paragraph" style:parent-style-name="Standard">
      <style:paragraph-properties fo:text-align="center" fo:break-before="auto" fo:line-height="115%" style:writing-mode="lr-tb"/>
    </style:style>
    <style:style style:name="P35" style:family="paragraph" style:parent-style-name="Standard">
      <style:paragraph-properties fo:text-align="center" fo:break-before="auto" fo:line-height="115%" style:writing-mode="lr-tb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P37" style:family="paragraph" style:parent-style-name="Standard">
      <style:paragraph-properties fo:text-align="center" fo:break-before="auto" fo:line-height="115%" style:writing-mode="lr-tb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P39" style:family="paragraph" style:parent-style-name="Standard">
      <style:paragraph-properties fo:text-align="center" fo:break-before="auto" fo:line-height="115%" style:writing-mode="lr-tb"/>
    </style:style>
    <style:style style:name="P40" style:family="paragraph" style:parent-style-name="Standard">
      <style:paragraph-properties fo:text-align="center" fo:break-before="auto" fo:line-height="115%" style:writing-mode="lr-tb"/>
    </style:style>
    <style:style style:name="P4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42" style:family="paragraph" style:parent-style-name="Standard">
      <style:paragraph-properties fo:text-align="center" fo:break-before="auto" fo:line-height="115%" style:writing-mode="lr-tb"/>
    </style:style>
    <style:style style:name="T42_1" style:family="text">
      <style:text-properties fo:font-size="14pt" style:font-size-asian="14pt" style:font-size-complex="14pt" fo:font-weight="bold" style:font-weight-asian="bold" style:font-weight-complex="bold"/>
    </style:style>
    <style:style style:name="P43" style:family="paragraph" style:parent-style-name="Standard">
      <style:paragraph-properties fo:text-align="center" fo:break-before="auto" fo:line-height="115%" style:writing-mode="lr-tb"/>
    </style:style>
    <style:style style:name="T43_1" style:family="text">
      <style:text-properties fo:font-size="14pt" style:font-size-asian="14pt" style:font-size-complex="14pt"/>
    </style:style>
    <style:style style:name="T43_2" style:family="text">
      <style:text-properties fo:font-size="14pt" style:font-size-asian="14pt" style:font-size-complex="14pt"/>
    </style:style>
    <style:style style:name="T43_3" style:family="text">
      <style:text-properties fo:font-size="14pt" style:font-size-asian="14pt" style:font-size-complex="14pt"/>
    </style:style>
    <style:style style:name="T43_4" style:family="text">
      <style:text-properties fo:font-size="14pt" style:font-size-asian="14pt" style:font-size-complex="14pt"/>
    </style:style>
    <style:style style:name="T43_5" style:family="text">
      <style:text-properties fo:font-size="14pt" style:font-size-asian="14pt" style:font-size-complex="14pt"/>
    </style:style>
    <style:style style:name="T43_6" style:family="text">
      <style:text-properties fo:font-size="14pt" style:font-size-asian="14pt" style:font-size-complex="14pt"/>
    </style:style>
    <style:style style:name="T43_7" style:family="text">
      <style:text-properties fo:font-size="14pt" style:font-size-asian="14pt" style:font-size-complex="14pt"/>
    </style:style>
    <style:style style:name="T43_8" style:family="text">
      <style:text-properties fo:font-size="14pt" style:font-size-asian="14pt" style:font-size-complex="14pt"/>
    </style:style>
    <style:style style:name="T43_9" style:family="text">
      <style:text-properties fo:font-size="14pt" style:font-size-asian="14pt" style:font-size-complex="14pt"/>
    </style:style>
    <style:style style:name="T43_10" style:family="text">
      <style:text-properties fo:font-size="14pt" style:font-size-asian="14pt" style:font-size-complex="14pt"/>
    </style:style>
    <style:style style:name="T43_11" style:family="text">
      <style:text-properties fo:font-size="14pt" style:font-size-asian="14pt" style:font-size-complex="14pt"/>
    </style:style>
    <style:style style:name="T43_12" style:family="text">
      <style:text-properties fo:font-size="14pt" style:font-size-asian="14pt" style:font-size-complex="14pt"/>
    </style:style>
    <style:style style:name="T43_13" style:family="text">
      <style:text-properties fo:font-size="14pt" style:font-size-asian="14pt" style:font-size-complex="14pt"/>
    </style:style>
    <style:style style:name="T43_14" style:family="text">
      <style:text-properties fo:font-size="14pt" style:font-size-asian="14pt" style:font-size-complex="14pt"/>
    </style:style>
    <style:style style:name="T43_15" style:family="text">
      <style:text-properties fo:font-size="14pt" style:font-size-asian="14pt" style:font-size-complex="14pt"/>
    </style:style>
    <style:style style:name="T43_16" style:family="text">
      <style:text-properties fo:font-size="14pt" style:font-size-asian="14pt" style:font-size-complex="14pt"/>
    </style:style>
    <style:style style:name="T43_17" style:family="text">
      <style:text-properties fo:font-size="14pt" style:font-size-asian="14pt" style:font-size-complex="14pt"/>
    </style:style>
    <style:style style:name="T43_18" style:family="text">
      <style:text-properties fo:font-size="14pt" style:font-size-asian="14pt" style:font-size-complex="14pt"/>
    </style:style>
    <style:style style:name="T43_19" style:family="text">
      <style:text-properties fo:font-size="14pt" style:font-size-asian="14pt" style:font-size-complex="14pt"/>
    </style:style>
    <style:style style:name="T43_20" style:family="text">
      <style:text-properties fo:font-size="14pt" style:font-size-asian="14pt" style:font-size-complex="14pt"/>
    </style:style>
    <style:style style:name="T43_21" style:family="text">
      <style:text-properties fo:font-size="14pt" style:font-size-asian="14pt" style:font-size-complex="14pt"/>
    </style:style>
    <style:style style:name="T43_22" style:family="text">
      <style:text-properties fo:font-size="14pt" style:font-size-asian="14pt" style:font-size-complex="14pt"/>
    </style:style>
    <style:style style:name="T43_23" style:family="text">
      <style:text-properties fo:font-size="14pt" style:font-size-asian="14pt" style:font-size-complex="14pt"/>
    </style:style>
    <style:style style:name="T43_24" style:family="text">
      <style:text-properties fo:font-size="14pt" style:font-size-asian="14pt" style:font-size-complex="14pt"/>
    </style:style>
    <style:style style:name="T43_25" style:family="text">
      <style:text-properties fo:font-size="14pt" style:font-size-asian="14pt" style:font-size-complex="14pt"/>
    </style:style>
    <style:style style:name="T43_26" style:family="text">
      <style:text-properties fo:font-size="14pt" style:font-size-asian="14pt" style:font-size-complex="14pt"/>
    </style:style>
    <style:style style:name="T43_27" style:family="text">
      <style:text-properties fo:font-size="14pt" style:font-size-asian="14pt" style:font-size-complex="14pt"/>
    </style:style>
    <style:style style:name="T43_28" style:family="text">
      <style:text-properties fo:font-size="14pt" style:font-size-asian="14pt" style:font-size-complex="14pt"/>
    </style:style>
    <style:style style:name="T43_29" style:family="text">
      <style:text-properties fo:font-size="14pt" style:font-size-asian="14pt" style:font-size-complex="14pt"/>
    </style:style>
    <style:style style:name="T43_30" style:family="text">
      <style:text-properties fo:font-size="14pt" style:font-size-asian="14pt" style:font-size-complex="14pt"/>
    </style:style>
    <style:style style:name="T43_31" style:family="text">
      <style:text-properties fo:font-size="14pt" style:font-size-asian="14pt" style:font-size-complex="14pt"/>
    </style:style>
    <style:style style:name="T43_32" style:family="text">
      <style:text-properties fo:font-size="14pt" style:font-size-asian="14pt" style:font-size-complex="14pt"/>
    </style:style>
    <style:style style:name="T43_33" style:family="text">
      <style:text-properties fo:font-size="14pt" style:font-size-asian="14pt" style:font-size-complex="14pt"/>
    </style:style>
    <style:style style:name="T43_34" style:family="text">
      <style:text-properties fo:font-size="14pt" style:font-size-asian="14pt" style:font-size-complex="14pt"/>
    </style:style>
    <style:style style:name="T43_35" style:family="text">
      <style:text-properties fo:font-size="14pt" style:font-size-asian="14pt" style:font-size-complex="14pt"/>
    </style:style>
    <style:style style:name="P44" style:family="paragraph" style:parent-style-name="Standard">
      <style:paragraph-properties fo:text-align="center" fo:break-before="auto" fo:line-height="100%" style:writing-mode="lr-tb"/>
    </style:style>
    <style:style style:name="T44_1" style:family="text">
      <style:text-properties fo:font-size="14pt" style:font-size-asian="14pt" style:font-size-complex="14pt"/>
    </style:style>
    <style:style style:name="T44_2" style:family="text">
      <style:text-properties fo:font-size="14pt" style:font-size-asian="14pt" style:font-size-complex="14pt"/>
    </style:style>
    <style:style style:name="T44_3" style:family="text">
      <style:text-properties fo:font-size="14pt" style:font-size-asian="14pt" style:font-size-complex="14pt"/>
    </style:style>
    <style:style style:name="T44_4" style:family="text">
      <style:text-properties fo:font-size="14pt" style:font-size-asian="14pt" style:font-size-complex="14pt"/>
    </style:style>
    <style:style style:name="T44_5" style:family="text">
      <style:text-properties fo:font-size="14pt" style:font-size-asian="14pt" style:font-size-complex="14pt"/>
    </style:style>
    <style:style style:name="T44_6" style:family="text">
      <style:text-properties fo:font-size="14pt" style:font-size-asian="14pt" style:font-size-complex="14pt"/>
    </style:style>
    <style:style style:name="T44_7" style:family="text">
      <style:text-properties fo:font-size="14pt" style:font-size-asian="14pt" style:font-size-complex="14pt"/>
    </style:style>
    <style:style style:name="T44_8" style:family="text">
      <style:text-properties fo:font-size="14pt" style:font-size-asian="14pt" style:font-size-complex="14pt"/>
    </style:style>
    <style:style style:name="T44_9" style:family="text">
      <style:text-properties fo:font-size="14pt" style:font-size-asian="14pt" style:font-size-complex="14pt"/>
    </style:style>
    <style:style style:name="T44_10" style:family="text">
      <style:text-properties fo:font-size="14pt" style:font-size-asian="14pt" style:font-size-complex="14pt"/>
    </style:style>
    <style:style style:name="T44_11" style:family="text">
      <style:text-properties fo:font-size="14pt" style:font-size-asian="14pt" style:font-size-complex="14pt"/>
    </style:style>
    <style:style style:name="T44_12" style:family="text">
      <style:text-properties fo:font-size="14pt" style:font-size-asian="14pt" style:font-size-complex="14pt"/>
    </style:style>
    <style:style style:name="T44_13" style:family="text">
      <style:text-properties fo:font-size="14pt" style:font-size-asian="14pt" style:font-size-complex="14pt"/>
    </style:style>
    <style:style style:name="T44_14" style:family="text">
      <style:text-properties fo:font-size="14pt" style:font-size-asian="14pt" style:font-size-complex="14pt"/>
    </style:style>
    <style:style style:name="T44_15" style:family="text">
      <style:text-properties fo:font-size="14pt" style:font-size-asian="14pt" style:font-size-complex="14pt"/>
    </style:style>
    <style:style style:name="T44_16" style:family="text">
      <style:text-properties fo:font-size="14pt" style:font-size-asian="14pt" style:font-size-complex="14pt"/>
    </style:style>
    <style:style style:name="T44_17" style:family="text">
      <style:text-properties fo:font-size="14pt" style:font-size-asian="14pt" style:font-size-complex="14pt"/>
    </style:style>
    <style:style style:name="T44_18" style:family="text">
      <style:text-properties fo:font-size="14pt" style:font-size-asian="14pt" style:font-size-complex="14pt"/>
    </style:style>
    <style:style style:name="T44_19" style:family="text">
      <style:text-properties fo:font-size="14pt" style:font-size-asian="14pt" style:font-size-complex="14pt"/>
    </style:style>
    <style:style style:name="T44_20" style:family="text">
      <style:text-properties fo:font-size="14pt" style:font-size-asian="14pt" style:font-size-complex="14pt"/>
    </style:style>
    <style:style style:name="T44_21" style:family="text">
      <style:text-properties fo:font-size="14pt" style:font-size-asian="14pt" style:font-size-complex="14pt"/>
    </style:style>
    <style:style style:name="T44_22" style:family="text">
      <style:text-properties fo:font-size="14pt" style:font-size-asian="14pt" style:font-size-complex="14pt"/>
    </style:style>
    <style:style style:name="T44_23" style:family="text">
      <style:text-properties fo:font-size="14pt" style:font-size-asian="14pt" style:font-size-complex="14pt"/>
    </style:style>
    <style:style style:name="T44_24" style:family="text">
      <style:text-properties fo:font-size="14pt" style:font-size-asian="14pt" style:font-size-complex="14pt"/>
    </style:style>
    <style:style style:name="T44_25" style:family="text">
      <style:text-properties fo:font-size="14pt" style:font-size-asian="14pt" style:font-size-complex="14pt"/>
    </style:style>
    <style:style style:name="T44_26" style:family="text">
      <style:text-properties fo:font-size="14pt" style:font-size-asian="14pt" style:font-size-complex="14pt"/>
    </style:style>
    <style:style style:name="T44_27" style:family="text">
      <style:text-properties fo:font-size="14pt" style:font-size-asian="14pt" style:font-size-complex="14pt"/>
    </style:style>
    <style:style style:name="T44_28" style:family="text">
      <style:text-properties fo:font-size="14pt" style:font-size-asian="14pt" style:font-size-complex="14pt"/>
    </style:style>
    <style:style style:name="T44_29" style:family="text">
      <style:text-properties fo:font-size="14pt" style:font-size-asian="14pt" style:font-size-complex="14pt"/>
    </style:style>
    <style:style style:name="T44_30" style:family="text">
      <style:text-properties fo:font-size="14pt" style:font-size-asian="14pt" style:font-size-complex="14pt"/>
    </style:style>
    <style:style style:name="T44_31" style:family="text">
      <style:text-properties fo:font-size="14pt" style:font-size-asian="14pt" style:font-size-complex="14pt"/>
    </style:style>
    <style:style style:name="T44_32" style:family="text">
      <style:text-properties fo:font-size="14pt" style:font-size-asian="14pt" style:font-size-complex="14pt"/>
    </style:style>
    <style:style style:name="T44_33" style:family="text">
      <style:text-properties fo:font-size="14pt" style:font-size-asian="14pt" style:font-size-complex="14pt"/>
    </style:style>
    <style:style style:name="T44_34" style:family="text">
      <style:text-properties fo:font-size="14pt" style:font-size-asian="14pt" style:font-size-complex="14pt"/>
    </style:style>
    <style:style style:name="T44_35" style:family="text">
      <style:text-properties fo:font-size="14pt" style:font-size-asian="14pt" style:font-size-complex="14pt"/>
    </style:style>
    <style:style style:name="T44_36" style:family="text">
      <style:text-properties fo:font-size="14pt" style:font-size-asian="14pt" style:font-size-complex="14pt"/>
    </style:style>
    <style:style style:name="T44_37" style:family="text">
      <style:text-properties fo:font-size="14pt" style:font-size-asian="14pt" style:font-size-complex="14pt"/>
    </style:style>
    <style:style style:name="T44_38" style:family="text">
      <style:text-properties fo:font-size="14pt" style:font-size-asian="14pt" style:font-size-complex="14pt"/>
    </style:style>
    <style:style style:name="T44_39" style:family="text">
      <style:text-properties fo:font-size="14pt" style:font-size-asian="14pt" style:font-size-complex="14pt"/>
    </style:style>
    <style:style style:name="T44_40" style:family="text">
      <style:text-properties fo:font-size="14pt" style:font-size-asian="14pt" style:font-size-complex="14pt"/>
    </style:style>
    <style:style style:name="T44_41" style:family="text">
      <style:text-properties fo:font-size="14pt" style:font-size-asian="14pt" style:font-size-complex="14pt"/>
    </style:style>
    <style:style style:name="T44_42" style:family="text">
      <style:text-properties fo:font-size="14pt" style:font-size-asian="14pt" style:font-size-complex="14pt"/>
    </style:style>
    <style:style style:name="T44_43" style:family="text">
      <style:text-properties fo:font-size="14pt" style:font-size-asian="14pt" style:font-size-complex="14pt"/>
    </style:style>
    <style:style style:name="T44_44" style:family="text">
      <style:text-properties fo:font-size="14pt" style:font-size-asian="14pt" style:font-size-complex="14pt"/>
    </style:style>
    <style:style style:name="T44_45" style:family="text">
      <style:text-properties fo:font-size="14pt" style:font-size-asian="14pt" style:font-size-complex="14pt"/>
    </style:style>
    <style:style style:name="T44_46" style:family="text">
      <style:text-properties fo:font-size="14pt" style:font-size-asian="14pt" style:font-size-complex="14pt"/>
    </style:style>
    <style:style style:name="T44_47" style:family="text">
      <style:text-properties fo:font-size="14pt" style:font-size-asian="14pt" style:font-size-complex="14pt"/>
    </style:style>
    <style:style style:name="T44_48" style:family="text">
      <style:text-properties fo:font-size="14pt" style:font-size-asian="14pt" style:font-size-complex="14pt"/>
    </style:style>
    <style:style style:name="T44_49" style:family="text">
      <style:text-properties fo:font-size="14pt" style:font-size-asian="14pt" style:font-size-complex="14pt"/>
    </style:style>
    <style:style style:name="T44_50" style:family="text">
      <style:text-properties fo:font-size="14pt" style:font-size-asian="14pt" style:font-size-complex="14pt"/>
    </style:style>
    <style:style style:name="T44_51" style:family="text">
      <style:text-properties fo:font-size="14pt" style:font-size-asian="14pt" style:font-size-complex="14pt"/>
    </style:style>
    <style:style style:name="T44_52" style:family="text">
      <style:text-properties fo:font-size="14pt" style:font-size-asian="14pt" style:font-size-complex="14pt"/>
    </style:style>
    <style:style style:name="T44_53" style:family="text">
      <style:text-properties fo:font-size="14pt" style:font-size-asian="14pt" style:font-size-complex="14pt"/>
    </style:style>
    <style:style style:name="T44_54" style:family="text">
      <style:text-properties fo:font-size="14pt" style:font-size-asian="14pt" style:font-size-complex="14pt"/>
    </style:style>
    <style:style style:name="T44_55" style:family="text">
      <style:text-properties fo:font-size="14pt" style:font-size-asian="14pt" style:font-size-complex="14pt"/>
    </style:style>
    <style:style style:name="T44_56" style:family="text">
      <style:text-properties fo:font-size="14pt" style:font-size-asian="14pt" style:font-size-complex="14pt"/>
    </style:style>
    <style:style style:name="T44_57" style:family="text">
      <style:text-properties fo:font-size="14pt" style:font-size-asian="14pt" style:font-size-complex="14pt"/>
    </style:style>
    <style:style style:name="T44_58" style:family="text">
      <style:text-properties fo:font-size="14pt" style:font-size-asian="14pt" style:font-size-complex="14pt"/>
    </style:style>
    <style:style style:name="T44_59" style:family="text">
      <style:text-properties fo:font-size="14pt" style:font-size-asian="14pt" style:font-size-complex="14pt"/>
    </style:style>
    <style:style style:name="T44_60" style:family="text">
      <style:text-properties fo:font-size="14pt" style:font-size-asian="14pt" style:font-size-complex="14pt"/>
    </style:style>
    <style:style style:name="T44_61" style:family="text">
      <style:text-properties fo:font-size="14pt" style:font-size-asian="14pt" style:font-size-complex="14pt"/>
    </style:style>
    <style:style style:name="T44_62" style:family="text">
      <style:text-properties fo:font-size="14pt" style:font-size-asian="14pt" style:font-size-complex="14pt"/>
    </style:style>
    <style:style style:name="T44_63" style:family="text">
      <style:text-properties fo:font-size="14pt" style:font-size-asian="14pt" style:font-size-complex="14pt"/>
    </style:style>
    <style:style style:name="T44_64" style:family="text">
      <style:text-properties fo:font-size="14pt" style:font-size-asian="14pt" style:font-size-complex="14pt"/>
    </style:style>
    <style:style style:name="T44_65" style:family="text">
      <style:text-properties fo:font-size="14pt" style:font-size-asian="14pt" style:font-size-complex="14pt"/>
    </style:style>
    <style:style style:name="T44_66" style:family="text">
      <style:text-properties fo:font-size="14pt" style:font-size-asian="14pt" style:font-size-complex="14pt"/>
    </style:style>
    <style:style style:name="T44_67" style:family="text">
      <style:text-properties fo:font-size="14pt" style:font-size-asian="14pt" style:font-size-complex="14pt"/>
    </style:style>
    <style:style style:name="T44_68" style:family="text">
      <style:text-properties fo:font-size="14pt" style:font-size-asian="14pt" style:font-size-complex="14pt"/>
    </style:style>
    <style:style style:name="T44_69" style:family="text">
      <style:text-properties fo:font-size="14pt" style:font-size-asian="14pt" style:font-size-complex="14pt"/>
    </style:style>
    <style:style style:name="T44_70" style:family="text">
      <style:text-properties fo:font-size="14pt" style:font-size-asian="14pt" style:font-size-complex="14pt"/>
    </style:style>
    <style:style style:name="T44_71" style:family="text">
      <style:text-properties fo:font-size="14pt" style:font-size-asian="14pt" style:font-size-complex="14pt"/>
    </style:style>
    <style:style style:name="T44_72" style:family="text">
      <style:text-properties fo:font-size="14pt" style:font-size-asian="14pt" style:font-size-complex="14pt"/>
    </style:style>
    <style:style style:name="T44_73" style:family="text">
      <style:text-properties fo:font-size="14pt" style:font-size-asian="14pt" style:font-size-complex="14pt"/>
    </style:style>
    <style:style style:name="T44_74" style:family="text">
      <style:text-properties fo:font-size="14pt" style:font-size-asian="14pt" style:font-size-complex="14pt"/>
    </style:style>
    <style:style style:name="T44_75" style:family="text">
      <style:text-properties fo:font-size="14pt" style:font-size-asian="14pt" style:font-size-complex="14pt"/>
    </style:style>
    <style:style style:name="T44_76" style:family="text">
      <style:text-properties fo:font-size="14pt" style:font-size-asian="14pt" style:font-size-complex="14pt"/>
    </style:style>
    <style:style style:name="T44_77" style:family="text">
      <style:text-properties fo:font-size="14pt" style:font-size-asian="14pt" style:font-size-complex="14pt"/>
    </style:style>
    <style:style style:name="T44_78" style:family="text">
      <style:text-properties fo:font-size="14pt" style:font-size-asian="14pt" style:font-size-complex="14pt"/>
    </style:style>
    <style:style style:name="T44_79" style:family="text">
      <style:text-properties fo:font-size="14pt" style:font-size-asian="14pt" style:font-size-complex="14pt"/>
    </style:style>
    <style:style style:name="T44_80" style:family="text">
      <style:text-properties fo:font-size="14pt" style:font-size-asian="14pt" style:font-size-complex="14pt"/>
    </style:style>
    <style:style style:name="T44_81" style:family="text">
      <style:text-properties fo:font-size="14pt" style:font-size-asian="14pt" style:font-size-complex="14pt"/>
    </style:style>
    <style:style style:name="T44_82" style:family="text">
      <style:text-properties fo:font-size="14pt" style:font-size-asian="14pt" style:font-size-complex="14pt"/>
    </style:style>
    <style:style style:name="T44_83" style:family="text">
      <style:text-properties fo:font-size="14pt" style:font-size-asian="14pt" style:font-size-complex="14pt"/>
    </style:style>
    <style:style style:name="T44_84" style:family="text">
      <style:text-properties fo:font-size="14pt" style:font-size-asian="14pt" style:font-size-complex="14pt"/>
    </style:style>
    <style:style style:name="T44_85" style:family="text">
      <style:text-properties fo:font-size="14pt" style:font-size-asian="14pt" style:font-size-complex="14pt"/>
    </style:style>
    <style:style style:name="T44_86" style:family="text">
      <style:text-properties fo:font-size="14pt" style:font-size-asian="14pt" style:font-size-complex="14pt"/>
    </style:style>
    <style:style style:name="T44_87" style:family="text">
      <style:text-properties fo:font-size="14pt" style:font-size-asian="14pt" style:font-size-complex="14pt"/>
    </style:style>
    <style:style style:name="T44_88" style:family="text">
      <style:text-properties fo:font-size="14pt" style:font-size-asian="14pt" style:font-size-complex="14pt"/>
    </style:style>
    <style:style style:name="T44_89" style:family="text">
      <style:text-properties fo:font-size="14pt" style:font-size-asian="14pt" style:font-size-complex="14pt"/>
    </style:style>
    <style:style style:name="T44_90" style:family="text">
      <style:text-properties fo:font-size="14pt" style:font-size-asian="14pt" style:font-size-complex="14pt"/>
    </style:style>
    <style:style style:name="T44_91" style:family="text">
      <style:text-properties fo:font-size="14pt" style:font-size-asian="14pt" style:font-size-complex="14pt"/>
    </style:style>
    <style:style style:name="T44_92" style:family="text">
      <style:text-properties fo:font-size="14pt" style:font-size-asian="14pt" style:font-size-complex="14pt"/>
    </style:style>
    <style:style style:name="T44_93" style:family="text">
      <style:text-properties fo:font-size="14pt" style:font-size-asian="14pt" style:font-size-complex="14pt"/>
    </style:style>
    <style:style style:name="T44_94" style:family="text">
      <style:text-properties fo:font-size="14pt" style:font-size-asian="14pt" style:font-size-complex="14pt"/>
    </style:style>
    <style:style style:name="T44_95" style:family="text">
      <style:text-properties fo:font-size="14pt" style:font-size-asian="14pt" style:font-size-complex="14pt"/>
    </style:style>
    <style:style style:name="T44_96" style:family="text">
      <style:text-properties fo:font-size="14pt" style:font-size-asian="14pt" style:font-size-complex="14pt"/>
    </style:style>
    <style:style style:name="T44_97" style:family="text">
      <style:text-properties fo:font-size="14pt" style:font-size-asian="14pt" style:font-size-complex="14pt"/>
    </style:style>
    <style:style style:name="T44_98" style:family="text">
      <style:text-properties fo:font-size="14pt" style:font-size-asian="14pt" style:font-size-complex="14pt"/>
    </style:style>
    <style:style style:name="P45" style:family="paragraph" style:parent-style-name="Standard">
      <style:paragraph-properties fo:text-align="center" fo:break-before="auto" fo:line-height="115%" style:writing-mode="lr-tb"/>
    </style:style>
    <style:style style:name="P46" style:family="paragraph" style:parent-style-name="Standard">
      <style:paragraph-properties fo:text-align="center"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  <style:text-properties fo:font-size="28pt" style:font-size-asian="28pt" style:font-size-complex="28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ize="28pt" style:font-size-asian="28pt" style:font-size-complex="28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  <style:text-properties fo:font-size="28pt" style:font-size-asian="28pt" style:font-size-complex="28pt"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size="16pt" style:font-size-asian="16pt" style:font-size-complex="16pt" fo:font-weight="bold" style:font-weight-asian="bold" style:font-weight-complex="bold"/>
    </style:style>
    <style:style style:name="T63_2" style:family="text">
      <style:text-properties fo:font-size="16pt" style:font-size-asian="16pt" style:font-size-complex="16pt"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6pt" style:font-size-asian="16pt" style:font-size-complex="16pt" fo:font-weight="bold" style:font-weight-asian="bold" style:font-weight-complex="bold"/>
    </style:style>
    <style:style style:name="T64_2" style:family="text">
      <style:text-properties fo:font-size="16pt" style:font-size-asian="16pt" style:font-size-complex="16pt"/>
    </style:style>
    <style:style style:name="T64_3" style:family="text">
      <style:text-properties fo:font-size="16pt" style:font-size-asian="16pt" style:font-size-complex="16pt"/>
    </style:style>
    <style:style style:name="T64_4" style:family="text">
      <style:text-properties fo:font-size="16pt" style:font-size-asian="16pt" style:font-size-complex="16pt"/>
    </style:style>
    <style:style style:name="P65" style:family="paragraph" style:parent-style-name="Standard">
      <style:paragraph-properties fo:break-before="auto" fo:text-indent="1.27cm" fo:line-height="115%" style:writing-mode="lr-tb"/>
    </style:style>
    <style:style style:name="T65_1" style:family="text">
      <style:text-properties fo:font-size="16pt" style:font-size-asian="16pt" style:font-size-complex="16pt"/>
    </style:style>
    <style:style style:name="T65_2" style:family="text">
      <style:text-properties fo:font-size="16pt" style:font-size-asian="16pt" style:font-size-complex="16pt"/>
    </style:style>
    <style:style style:name="T65_3" style:family="text">
      <style:text-properties fo:font-size="16pt" style:font-size-asian="16pt" style:font-size-complex="16pt"/>
    </style:style>
    <style:style style:name="P66" style:family="paragraph" style:parent-style-name="Standard">
      <style:paragraph-properties fo:break-before="auto" fo:text-indent="1.27cm" fo:line-height="115%" style:writing-mode="lr-tb"/>
    </style:style>
    <style:style style:name="T66_1" style:family="text">
      <style:text-properties fo:font-size="16pt" style:font-size-asian="16pt" style:font-size-complex="16pt"/>
    </style:style>
    <style:style style:name="T66_2" style:family="text">
      <style:text-properties fo:font-size="16pt" style:font-size-asian="16pt" style:font-size-complex="16pt"/>
    </style:style>
    <style:style style:name="T66_3" style:family="text">
      <style:text-properties fo:font-size="16pt" style:font-size-asian="16pt" style:font-size-complex="16pt"/>
    </style:style>
    <style:style style:name="T66_4" style:family="text">
      <style:text-properties fo:font-size="16pt" style:font-size-asian="16pt" style:font-size-complex="16pt"/>
    </style:style>
    <style:style style:name="T66_5" style:family="text">
      <style:text-properties fo:font-size="16pt" style:font-size-asian="16pt" style:font-size-complex="16pt"/>
    </style:style>
    <style:style style:name="T66_6" style:family="text">
      <style:text-properties fo:font-size="16pt" style:font-size-asian="16pt" style:font-size-complex="16pt"/>
    </style:style>
    <style:style style:name="T66_7" style:family="text">
      <style:text-properties fo:font-size="16pt" style:font-size-asian="16pt" style:font-size-complex="16pt"/>
    </style:style>
    <style:style style:name="P67" style:family="paragraph" style:parent-style-name="Standard">
      <style:paragraph-properties fo:break-before="auto" fo:text-indent="1.27cm" fo:line-height="115%" style:writing-mode="lr-tb"/>
    </style:style>
    <style:style style:name="T67_1" style:family="text">
      <style:text-properties fo:font-size="16pt" style:font-size-asian="16pt" style:font-size-complex="16pt"/>
    </style:style>
    <style:style style:name="T67_2" style:family="text">
      <style:text-properties fo:font-size="16pt" style:font-size-asian="16pt" style:font-size-complex="16pt"/>
    </style:style>
    <style:style style:name="T67_3" style:family="text">
      <style:text-properties fo:font-size="16pt" style:font-size-asian="16pt" style:font-size-complex="16pt"/>
    </style:style>
    <style:style style:name="T67_4" style:family="text">
      <style:text-properties fo:font-size="16pt" style:font-size-asian="16pt" style:font-size-complex="16pt"/>
    </style:style>
    <style:style style:name="T67_5" style:family="text">
      <style:text-properties fo:font-size="16pt" style:font-size-asian="16pt" style:font-size-complex="16pt"/>
    </style:style>
    <style:style style:name="T67_6" style:family="text">
      <style:text-properties fo:font-size="16pt" style:font-size-asian="16pt" style:font-size-complex="16pt"/>
    </style:style>
    <style:style style:name="T67_7" style:family="text">
      <style:text-properties fo:font-size="16pt" style:font-size-asian="16pt" style:font-size-complex="16pt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ize="19pt" style:font-size-asian="19pt" style:font-size-complex="19pt" fo:font-weight="bold" style:font-weight-asian="bold" style:font-weight-complex="bold"/>
    </style:style>
    <style:style style:name="T84_2" style:family="text">
      <style:text-properties fo:font-size="19pt" style:font-size-asian="19pt" style:font-size-complex="19pt" fo:font-weight="bold" style:font-weight-asian="bold" style:font-weight-complex="bold"/>
    </style:style>
    <style:style style:name="T84_3" style:family="text">
      <style:text-properties fo:font-size="19pt" style:font-size-asian="19pt" style:font-size-complex="19pt" fo:font-weight="bold" style:font-weight-asian="bold" style:font-weight-complex="bold"/>
    </style:style>
    <style:style style:name="T84_4" style:family="text">
      <style:text-properties fo:font-size="19pt" style:font-size-asian="19pt" style:font-size-complex="19pt" fo:font-weight="bold" style:font-weight-asian="bold" style:font-weight-complex="bold"/>
    </style:style>
    <style:style style:name="T84_5" style:family="text">
      <style:text-properties fo:font-size="19pt" style:font-size-asian="19pt" style:font-size-complex="19pt" fo:font-weight="bold" style:font-weight-asian="bold" style:font-weight-complex="bold"/>
    </style:style>
    <style:style style:name="P85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25.4cm" fo:margin-left="0cm"/>
    </style:style>
    <style:style style:name="Column1" style:family="table-column">
      <style:table-column-properties style:column-width="12.7cm"/>
    </style:style>
    <style:style style:name="Column2" style:family="table-column">
      <style:table-column-properties style:column-width="12.7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text-align="center" fo:break-before="auto" fo:line-height="115%" style:writing-mode="lr-tb"/>
    </style:style>
    <style:style style:name="Table2" style:family="table">
      <style:table-properties table:align="left" style:width="25.4cm" fo:margin-left="0cm"/>
    </style:style>
    <style:style style:name="Column3" style:family="table-column">
      <style:table-column-properties style:column-width="2.646cm"/>
    </style:style>
    <style:style style:name="Column4" style:family="table-column">
      <style:table-column-properties style:column-width="3.969cm"/>
    </style:style>
    <style:style style:name="Column5" style:family="table-column">
      <style:table-column-properties style:column-width="12.435cm"/>
    </style:style>
    <style:style style:name="Column6" style:family="table-column">
      <style:table-column-properties style:column-width="6.35cm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7pt" style:font-name-asian="Arial" style:font-size-asian="17pt" style:font-name-complex="Arial" style:font-size-complex="17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7pt" style:font-name-asian="Arial" style:font-size-asian="17pt" style:font-name-complex="Arial" style:font-size-complex="17pt" fo:font-weight="bold" style:font-weight-asian="bold" style:font-weight-complex="bold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7pt" style:font-name-asian="Arial" style:font-size-asian="17pt" style:font-name-complex="Arial" style:font-size-complex="17pt" fo:font-weight="bold" style:font-weight-asian="bold" style:font-weight-complex="bold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7pt" style:font-name-asian="Arial" style:font-size-asian="17pt" style:font-name-complex="Arial" style:font-size-complex="17pt" fo:font-weight="bold" style:font-weight-asian="bold" style:font-weight-complex="bold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7pt" style:font-name-asian="Arial" style:font-size-asian="17pt" style:font-name-complex="Arial" style:font-size-complex="17pt" fo:font-weight="bold" style:font-weight-asian="bold" style:font-weight-complex="bold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7pt" style:font-name-asian="Arial" style:font-size-asian="17pt" style:font-name-complex="Arial" style:font-size-complex="17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Row7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center" fo:break-before="auto" fo:line-height="115%" style:writing-mode="lr-tb"/>
    </style:style>
    <style:style style:name="P110" style:family="paragraph" style:parent-style-name="Standard">
      <style:paragraph-properties fo:text-align="center" fo:break-before="auto" fo:line-height="115%" style:writing-mode="lr-tb"/>
    </style:style>
    <style:style style:name="P111" style:family="paragraph" style:parent-style-name="Standard">
      <style:paragraph-properties fo:text-align="center"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  <style:text-properties fo:font-size="28pt" style:font-size-asian="28pt" style:font-size-complex="28pt" fo:font-weight="bold" style:font-weight-asian="bold" style:font-weight-complex="bold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size="28pt" style:font-size-asian="28pt" style:font-size-complex="28pt" fo:font-weight="bold" style:font-weight-asian="bold" style:font-weight-complex="bold"/>
    </style:style>
    <style:style style:name="T113_2" style:family="text">
      <style:text-properties fo:font-size="28pt" style:font-size-asian="28pt" style:font-size-complex="28pt" fo:font-weight="bold" style:font-weight-asian="bold" style:font-weight-complex="bold"/>
    </style:style>
    <style:style style:name="P114" style:family="paragraph" style:parent-style-name="Standard">
      <style:paragraph-properties fo:break-before="auto" fo:line-height="115%" style:writing-mode="lr-tb"/>
      <style:text-properties fo:font-size="28pt" style:font-size-asian="28pt" style:font-size-complex="28pt" fo:font-weight="bold" style:font-weight-asian="bold" style:font-weight-complex="bold"/>
    </style:style>
    <style:style style:name="P115" style:family="paragraph" style:parent-style-name="Standard">
      <style:paragraph-properties fo:break-before="auto" fo:line-height="115%" style:writing-mode="lr-tb"/>
      <style:text-properties fo:font-size="28pt" style:font-size-asian="28pt" style:font-size-complex="28pt" fo:font-weight="bold" style:font-weight-asian="bold" style:font-weight-complex="bold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size="28pt" style:font-size-asian="28pt" style:font-size-complex="28pt" fo:font-weight="bold" style:font-weight-asian="bold" style:font-weight-complex="bold"/>
    </style:style>
    <style:style style:name="T116_2" style:family="text">
      <style:text-properties fo:font-size="28pt" style:font-size-asian="28pt" style:font-size-complex="28pt"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font-size="17pt" style:font-size-asian="17pt" style:font-size-complex="17pt" fo:font-weight="bold" style:font-weight-asian="bold" style:font-weight-complex="bold"/>
    </style:style>
    <style:style style:name="T118_2" style:family="text">
      <style:text-properties fo:font-size="17pt" style:font-size-asian="17pt" style:font-size-complex="17pt" fo:font-weight="bold" style:font-weight-asian="bold" style:font-weight-complex="bold"/>
    </style:style>
    <style:style style:name="P11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20" style:family="paragraph" style:parent-style-name="Standard">
      <style:paragraph-properties fo:text-align="justify" fo:break-before="auto" fo:line-height="115%" style:writing-mode="lr-tb"/>
    </style:style>
    <style:style style:name="T120_1" style:family="text">
      <style:text-properties fo:font-size="12pt" style:font-size-asian="12pt" style:font-size-complex="12pt"/>
    </style:style>
    <style:style style:name="T120_2" style:family="text">
      <style:text-properties fo:font-size="12pt" style:font-size-asian="12pt" style:font-size-complex="12pt"/>
    </style:style>
    <style:style style:name="T120_3" style:family="text">
      <style:text-properties fo:font-size="12pt" style:font-size-asian="12pt" style:font-size-complex="12pt"/>
    </style:style>
    <style:style style:name="T120_4" style:family="text">
      <style:text-properties fo:font-size="12pt" style:font-size-asian="12pt" style:font-size-complex="12pt"/>
    </style:style>
    <style:style style:name="T120_5" style:family="text">
      <style:text-properties fo:font-size="12pt" style:font-size-asian="12pt" style:font-size-complex="12pt"/>
    </style:style>
    <style:style style:name="T120_6" style:family="text">
      <style:text-properties fo:font-size="12pt" style:font-size-asian="12pt" style:font-size-complex="12pt"/>
    </style:style>
    <style:style style:name="T120_7" style:family="text">
      <style:text-properties fo:font-size="12pt" style:font-size-asian="12pt" style:font-size-complex="12pt"/>
    </style:style>
    <style:style style:name="T120_8" style:family="text">
      <style:text-properties fo:font-size="12pt" style:font-size-asian="12pt" style:font-size-complex="12pt"/>
    </style:style>
    <style:style style:name="T120_9" style:family="text">
      <style:text-properties fo:font-size="12pt" style:font-size-asian="12pt" style:font-size-complex="12pt"/>
    </style:style>
    <style:style style:name="T120_10" style:family="text">
      <style:text-properties fo:font-size="12pt" style:font-size-asian="12pt" style:font-size-complex="12pt"/>
    </style:style>
    <style:style style:name="T120_11" style:family="text">
      <style:text-properties fo:font-size="12pt" style:font-size-asian="12pt" style:font-size-complex="12pt"/>
    </style:style>
    <style:style style:name="T120_12" style:family="text">
      <style:text-properties fo:font-size="12pt" style:font-size-asian="12pt" style:font-size-complex="12pt"/>
    </style:style>
    <style:style style:name="T120_13" style:family="text">
      <style:text-properties fo:font-size="12pt" style:font-size-asian="12pt" style:font-size-complex="12pt"/>
    </style:style>
    <style:style style:name="T120_14" style:family="text">
      <style:text-properties fo:font-size="12pt" style:font-size-asian="12pt" style:font-size-complex="12pt"/>
    </style:style>
    <style:style style:name="T120_15" style:family="text">
      <style:text-properties fo:font-size="12pt" style:font-size-asian="12pt" style:font-size-complex="12pt"/>
    </style:style>
    <style:style style:name="T120_16" style:family="text">
      <style:text-properties fo:font-size="12pt" style:font-size-asian="12pt" style:font-size-complex="12pt"/>
    </style:style>
    <style:style style:name="T120_17" style:family="text">
      <style:text-properties fo:font-size="12pt" style:font-size-asian="12pt" style:font-size-complex="12pt"/>
    </style:style>
    <style:style style:name="T120_18" style:family="text">
      <style:text-properties fo:font-size="12pt" style:font-size-asian="12pt" style:font-size-complex="12pt"/>
    </style:style>
    <style:style style:name="T120_19" style:family="text">
      <style:text-properties fo:font-size="12pt" style:font-size-asian="12pt" style:font-size-complex="12pt"/>
    </style:style>
    <style:style style:name="T120_20" style:family="text">
      <style:text-properties fo:font-size="12pt" style:font-size-asian="12pt" style:font-size-complex="12pt"/>
    </style:style>
    <style:style style:name="T120_21" style:family="text">
      <style:text-properties fo:font-size="12pt" style:font-size-asian="12pt" style:font-size-complex="12pt"/>
    </style:style>
    <style:style style:name="T120_22" style:family="text">
      <style:text-properties fo:font-size="12pt" style:font-size-asian="12pt" style:font-size-complex="12pt"/>
    </style:style>
    <style:style style:name="T120_23" style:family="text">
      <style:text-properties fo:font-size="12pt" style:font-size-asian="12pt" style:font-size-complex="12pt"/>
    </style:style>
    <style:style style:name="T120_24" style:family="text">
      <style:text-properties fo:font-size="12pt" style:font-size-asian="12pt" style:font-size-complex="12pt"/>
    </style:style>
    <style:style style:name="T120_25" style:family="text">
      <style:text-properties fo:font-size="12pt" style:font-size-asian="12pt" style:font-size-complex="12pt"/>
    </style:style>
    <style:style style:name="T120_26" style:family="text">
      <style:text-properties fo:font-size="12pt" style:font-size-asian="12pt" style:font-size-complex="12pt"/>
    </style:style>
    <style:style style:name="T120_27" style:family="text">
      <style:text-properties fo:font-size="12pt" style:font-size-asian="12pt" style:font-size-complex="12pt"/>
    </style:style>
    <style:style style:name="T120_28" style:family="text">
      <style:text-properties fo:font-size="12pt" style:font-size-asian="12pt" style:font-size-complex="12pt"/>
    </style:style>
    <style:style style:name="T120_29" style:family="text">
      <style:text-properties fo:font-size="12pt" style:font-size-asian="12pt" style:font-size-complex="12pt"/>
    </style:style>
    <style:style style:name="T120_30" style:family="text">
      <style:text-properties fo:font-size="12pt" style:font-size-asian="12pt" style:font-size-complex="12pt"/>
    </style:style>
    <style:style style:name="T120_31" style:family="text">
      <style:text-properties fo:font-size="12pt" style:font-size-asian="12pt" style:font-size-complex="12pt"/>
    </style:style>
    <style:style style:name="T120_32" style:family="text">
      <style:text-properties fo:font-size="12pt" style:font-size-asian="12pt" style:font-size-complex="12pt"/>
    </style:style>
    <style:style style:name="T120_33" style:family="text">
      <style:text-properties fo:font-size="12pt" style:font-size-asian="12pt" style:font-size-complex="12pt"/>
    </style:style>
    <style:style style:name="T120_34" style:family="text">
      <style:text-properties fo:font-size="12pt" style:font-size-asian="12pt" style:font-size-complex="12pt"/>
    </style:style>
    <style:style style:name="T120_35" style:family="text">
      <style:text-properties fo:font-size="12pt" style:font-size-asian="12pt" style:font-size-complex="12pt"/>
    </style:style>
    <style:style style:name="T120_36" style:family="text">
      <style:text-properties fo:font-size="12pt" style:font-size-asian="12pt" style:font-size-complex="12pt"/>
    </style:style>
    <style:style style:name="T120_37" style:family="text">
      <style:text-properties fo:font-size="12pt" style:font-size-asian="12pt" style:font-size-complex="12pt"/>
    </style:style>
    <style:style style:name="T120_38" style:family="text">
      <style:text-properties fo:font-size="12pt" style:font-size-asian="12pt" style:font-size-complex="12pt"/>
    </style:style>
    <style:style style:name="T120_39" style:family="text">
      <style:text-properties fo:font-size="12pt" style:font-size-asian="12pt" style:font-size-complex="12pt"/>
    </style:style>
    <style:style style:name="T120_40" style:family="text">
      <style:text-properties fo:font-size="12pt" style:font-size-asian="12pt" style:font-size-complex="12pt"/>
    </style:style>
    <style:style style:name="T120_41" style:family="text">
      <style:text-properties fo:font-size="12pt" style:font-size-asian="12pt" style:font-size-complex="12pt"/>
    </style:style>
    <style:style style:name="T120_42" style:family="text">
      <style:text-properties fo:font-size="12pt" style:font-size-asian="12pt" style:font-size-complex="12pt"/>
    </style:style>
    <style:style style:name="T120_43" style:family="text">
      <style:text-properties fo:font-size="12pt" style:font-size-asian="12pt" style:font-size-complex="12pt"/>
    </style:style>
    <style:style style:name="T120_44" style:family="text">
      <style:text-properties fo:font-size="12pt" style:font-size-asian="12pt" style:font-size-complex="12pt"/>
    </style:style>
    <style:style style:name="T120_45" style:family="text">
      <style:text-properties fo:font-size="12pt" style:font-size-asian="12pt" style:font-size-complex="12pt"/>
    </style:style>
    <style:style style:name="T120_46" style:family="text">
      <style:text-properties fo:font-size="12pt" style:font-size-asian="12pt" style:font-size-complex="12pt"/>
    </style:style>
    <style:style style:name="T120_47" style:family="text">
      <style:text-properties fo:font-size="12pt" style:font-size-asian="12pt" style:font-size-complex="12pt"/>
    </style:style>
    <style:style style:name="T120_48" style:family="text">
      <style:text-properties fo:font-size="12pt" style:font-size-asian="12pt" style:font-size-complex="12pt"/>
    </style:style>
    <style:style style:name="T120_49" style:family="text">
      <style:text-properties fo:font-size="12pt" style:font-size-asian="12pt" style:font-size-complex="12pt"/>
    </style:style>
    <style:style style:name="T120_50" style:family="text">
      <style:text-properties fo:font-size="12pt" style:font-size-asian="12pt" style:font-size-complex="12pt"/>
    </style:style>
    <style:style style:name="T120_51" style:family="text">
      <style:text-properties fo:font-size="12pt" style:font-size-asian="12pt" style:font-size-complex="12pt"/>
    </style:style>
    <style:style style:name="T120_52" style:family="text">
      <style:text-properties fo:font-size="12pt" style:font-size-asian="12pt" style:font-size-complex="12pt"/>
    </style:style>
    <style:style style:name="T120_53" style:family="text">
      <style:text-properties fo:font-size="12pt" style:font-size-asian="12pt" style:font-size-complex="12pt"/>
    </style:style>
    <style:style style:name="T120_54" style:family="text">
      <style:text-properties fo:font-size="12pt" style:font-size-asian="12pt" style:font-size-complex="12pt"/>
    </style:style>
    <style:style style:name="T120_55" style:family="text">
      <style:text-properties fo:font-size="12pt" style:font-size-asian="12pt" style:font-size-complex="12pt"/>
    </style:style>
    <style:style style:name="T120_56" style:family="text">
      <style:text-properties fo:font-size="12pt" style:font-size-asian="12pt" style:font-size-complex="12pt"/>
    </style:style>
    <style:style style:name="T120_57" style:family="text">
      <style:text-properties fo:font-size="12pt" style:font-size-asian="12pt" style:font-size-complex="12pt"/>
    </style:style>
    <style:style style:name="T120_58" style:family="text">
      <style:text-properties fo:font-size="12pt" style:font-size-asian="12pt" style:font-size-complex="12pt"/>
    </style:style>
    <style:style style:name="T120_59" style:family="text">
      <style:text-properties fo:font-size="12pt" style:font-size-asian="12pt" style:font-size-complex="12pt"/>
    </style:style>
    <style:style style:name="T120_60" style:family="text">
      <style:text-properties fo:font-size="12pt" style:font-size-asian="12pt" style:font-size-complex="12pt"/>
    </style:style>
    <style:style style:name="T120_61" style:family="text">
      <style:text-properties fo:font-size="12pt" style:font-size-asian="12pt" style:font-size-complex="12pt"/>
    </style:style>
    <style:style style:name="T120_62" style:family="text">
      <style:text-properties fo:font-size="12pt" style:font-size-asian="12pt" style:font-size-complex="12pt"/>
    </style:style>
    <style:style style:name="T120_63" style:family="text">
      <style:text-properties fo:font-size="12pt" style:font-size-asian="12pt" style:font-size-complex="12pt"/>
    </style:style>
    <style:style style:name="T120_64" style:family="text">
      <style:text-properties fo:font-size="12pt" style:font-size-asian="12pt" style:font-size-complex="12pt"/>
    </style:style>
    <style:style style:name="T120_65" style:family="text">
      <style:text-properties fo:font-size="12pt" style:font-size-asian="12pt" style:font-size-complex="12pt"/>
    </style:style>
    <style:style style:name="T120_66" style:family="text">
      <style:text-properties fo:font-size="12pt" style:font-size-asian="12pt" style:font-size-complex="12pt"/>
    </style:style>
    <style:style style:name="T120_67" style:family="text">
      <style:text-properties fo:font-size="12pt" style:font-size-asian="12pt" style:font-size-complex="12pt"/>
    </style:style>
    <style:style style:name="T120_68" style:family="text">
      <style:text-properties fo:font-size="12pt" style:font-size-asian="12pt" style:font-size-complex="12pt"/>
    </style:style>
    <style:style style:name="T120_69" style:family="text">
      <style:text-properties fo:font-size="12pt" style:font-size-asian="12pt" style:font-size-complex="12pt"/>
    </style:style>
    <style:style style:name="T120_70" style:family="text">
      <style:text-properties fo:font-size="12pt" style:font-size-asian="12pt" style:font-size-complex="12pt"/>
    </style:style>
    <style:style style:name="T120_71" style:family="text">
      <style:text-properties fo:font-size="12pt" style:font-size-asian="12pt" style:font-size-complex="12pt"/>
    </style:style>
    <style:style style:name="T120_72" style:family="text">
      <style:text-properties fo:font-size="12pt" style:font-size-asian="12pt" style:font-size-complex="12pt"/>
    </style:style>
    <style:style style:name="T120_73" style:family="text">
      <style:text-properties fo:font-size="12pt" style:font-size-asian="12pt" style:font-size-complex="12pt"/>
    </style:style>
    <style:style style:name="T120_74" style:family="text">
      <style:text-properties fo:font-size="12pt" style:font-size-asian="12pt" style:font-size-complex="12pt"/>
    </style:style>
    <style:style style:name="T120_75" style:family="text">
      <style:text-properties fo:font-size="12pt" style:font-size-asian="12pt" style:font-size-complex="12pt"/>
    </style:style>
    <style:style style:name="T120_76" style:family="text">
      <style:text-properties fo:font-size="12pt" style:font-size-asian="12pt" style:font-size-complex="12pt"/>
    </style:style>
    <style:style style:name="T120_77" style:family="text">
      <style:text-properties fo:font-size="12pt" style:font-size-asian="12pt" style:font-size-complex="12pt"/>
    </style:style>
    <style:style style:name="T120_78" style:family="text">
      <style:text-properties fo:font-size="12pt" style:font-size-asian="12pt" style:font-size-complex="12pt"/>
    </style:style>
    <style:style style:name="T120_79" style:family="text">
      <style:text-properties fo:font-size="12pt" style:font-size-asian="12pt" style:font-size-complex="12pt"/>
    </style:style>
    <style:style style:name="T120_80" style:family="text">
      <style:text-properties fo:font-size="12pt" style:font-size-asian="12pt" style:font-size-complex="12pt"/>
    </style:style>
    <style:style style:name="T120_81" style:family="text">
      <style:text-properties fo:font-size="12pt" style:font-size-asian="12pt" style:font-size-complex="12pt"/>
    </style:style>
    <style:style style:name="T120_82" style:family="text">
      <style:text-properties fo:font-size="12pt" style:font-size-asian="12pt" style:font-size-complex="12pt"/>
    </style:style>
    <style:style style:name="T120_83" style:family="text">
      <style:text-properties fo:font-size="12pt" style:font-size-asian="12pt" style:font-size-complex="12pt"/>
    </style:style>
    <style:style style:name="T120_84" style:family="text">
      <style:text-properties fo:font-size="12pt" style:font-size-asian="12pt" style:font-size-complex="12pt"/>
    </style:style>
    <style:style style:name="T120_85" style:family="text">
      <style:text-properties fo:font-size="12pt" style:font-size-asian="12pt" style:font-size-complex="12pt"/>
    </style:style>
    <style:style style:name="T120_86" style:family="text">
      <style:text-properties fo:font-size="12pt" style:font-size-asian="12pt" style:font-size-complex="12pt"/>
    </style:style>
    <style:style style:name="T120_87" style:family="text">
      <style:text-properties fo:font-size="12pt" style:font-size-asian="12pt" style:font-size-complex="12pt"/>
    </style:style>
    <style:style style:name="T120_88" style:family="text">
      <style:text-properties fo:font-size="12pt" style:font-size-asian="12pt" style:font-size-complex="12pt"/>
    </style:style>
    <style:style style:name="T120_89" style:family="text">
      <style:text-properties fo:font-size="12pt" style:font-size-asian="12pt" style:font-size-complex="12pt"/>
    </style:style>
    <style:style style:name="T120_90" style:family="text">
      <style:text-properties fo:font-size="12pt" style:font-size-asian="12pt" style:font-size-complex="12pt"/>
    </style:style>
    <style:style style:name="T120_91" style:family="text">
      <style:text-properties fo:font-size="12pt" style:font-size-asian="12pt" style:font-size-complex="12pt"/>
    </style:style>
    <style:style style:name="T120_92" style:family="text">
      <style:text-properties fo:font-size="12pt" style:font-size-asian="12pt" style:font-size-complex="12pt"/>
    </style:style>
    <style:style style:name="T120_93" style:family="text">
      <style:text-properties fo:font-size="12pt" style:font-size-asian="12pt" style:font-size-complex="12pt"/>
    </style:style>
    <style:style style:name="T120_94" style:family="text">
      <style:text-properties fo:font-size="12pt" style:font-size-asian="12pt" style:font-size-complex="12pt"/>
    </style:style>
    <style:style style:name="T120_95" style:family="text">
      <style:text-properties fo:font-size="12pt" style:font-size-asian="12pt" style:font-size-complex="12pt"/>
    </style:style>
    <style:style style:name="T120_96" style:family="text">
      <style:text-properties fo:font-size="12pt" style:font-size-asian="12pt" style:font-size-complex="12pt"/>
    </style:style>
    <style:style style:name="T120_97" style:family="text">
      <style:text-properties fo:font-size="12pt" style:font-size-asian="12pt" style:font-size-complex="12pt"/>
    </style:style>
    <style:style style:name="T120_98" style:family="text">
      <style:text-properties fo:font-size="12pt" style:font-size-asian="12pt" style:font-size-complex="12pt"/>
    </style:style>
    <style:style style:name="T120_99" style:family="text">
      <style:text-properties fo:font-size="12pt" style:font-size-asian="12pt" style:font-size-complex="12pt"/>
    </style:style>
    <style:style style:name="T120_100" style:family="text">
      <style:text-properties fo:font-size="12pt" style:font-size-asian="12pt" style:font-size-complex="12pt"/>
    </style:style>
    <style:style style:name="T120_101" style:family="text">
      <style:text-properties fo:font-size="12pt" style:font-size-asian="12pt" style:font-size-complex="12pt"/>
    </style:style>
    <style:style style:name="T120_102" style:family="text">
      <style:text-properties fo:font-size="12pt" style:font-size-asian="12pt" style:font-size-complex="12pt"/>
    </style:style>
    <style:style style:name="T120_103" style:family="text">
      <style:text-properties fo:font-size="12pt" style:font-size-asian="12pt" style:font-size-complex="12pt"/>
    </style:style>
    <style:style style:name="T120_104" style:family="text">
      <style:text-properties fo:font-size="12pt" style:font-size-asian="12pt" style:font-size-complex="12pt"/>
    </style:style>
    <style:style style:name="T120_105" style:family="text">
      <style:text-properties fo:font-size="12pt" style:font-size-asian="12pt" style:font-size-complex="12pt"/>
    </style:style>
    <style:style style:name="T120_106" style:family="text">
      <style:text-properties fo:font-size="12pt" style:font-size-asian="12pt" style:font-size-complex="12pt"/>
    </style:style>
    <style:style style:name="T120_107" style:family="text">
      <style:text-properties fo:font-size="12pt" style:font-size-asian="12pt" style:font-size-complex="12pt"/>
    </style:style>
    <style:style style:name="T120_108" style:family="text">
      <style:text-properties fo:font-size="12pt" style:font-size-asian="12pt" style:font-size-complex="12pt"/>
    </style:style>
    <style:style style:name="T120_109" style:family="text">
      <style:text-properties fo:font-size="12pt" style:font-size-asian="12pt" style:font-size-complex="12pt"/>
    </style:style>
    <style:style style:name="T120_110" style:family="text">
      <style:text-properties fo:font-size="12pt" style:font-size-asian="12pt" style:font-size-complex="12pt"/>
    </style:style>
    <style:style style:name="T120_111" style:family="text">
      <style:text-properties fo:font-size="12pt" style:font-size-asian="12pt" style:font-size-complex="12pt"/>
    </style:style>
    <style:style style:name="T120_112" style:family="text">
      <style:text-properties fo:font-size="12pt" style:font-size-asian="12pt" style:font-size-complex="12pt"/>
    </style:style>
    <style:style style:name="T120_113" style:family="text">
      <style:text-properties fo:font-size="12pt" style:font-size-asian="12pt" style:font-size-complex="12pt"/>
    </style:style>
    <style:style style:name="T120_114" style:family="text">
      <style:text-properties fo:font-size="12pt" style:font-size-asian="12pt" style:font-size-complex="12pt"/>
    </style:style>
    <style:style style:name="T120_115" style:family="text">
      <style:text-properties fo:font-size="12pt" style:font-size-asian="12pt" style:font-size-complex="12pt"/>
    </style:style>
    <style:style style:name="T120_116" style:family="text">
      <style:text-properties fo:font-size="12pt" style:font-size-asian="12pt" style:font-size-complex="12pt"/>
    </style:style>
    <style:style style:name="P12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2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font-size="18pt" style:font-size-asian="18pt" style:font-size-complex="18pt" fo:font-weight="bold" style:font-weight-asian="bold" style:font-weight-complex="bold"/>
    </style:style>
    <style:style style:name="T123_2" style:family="text">
      <style:text-properties fo:font-size="18pt" style:font-size-asian="18pt" style:font-size-complex="18pt" fo:font-weight="bold" style:font-weight-asian="bold" style:font-weight-complex="bold"/>
    </style:style>
    <style:style style:name="P124" style:family="paragraph" style:parent-style-name="Standard">
      <style:paragraph-properties fo:text-align="justify" fo:break-before="auto" fo:line-height="115%" style:writing-mode="lr-tb"/>
    </style:style>
    <style:style style:name="T124_1" style:family="text">
      <style:text-properties fo:font-size="12pt" style:font-size-asian="12pt" style:font-size-complex="12pt"/>
    </style:style>
    <style:style style:name="T124_2" style:family="text">
      <style:text-properties fo:font-size="12pt" style:font-size-asian="12pt" style:font-size-complex="12pt"/>
    </style:style>
    <style:style style:name="T124_3" style:family="text">
      <style:text-properties fo:font-size="12pt" style:font-size-asian="12pt" style:font-size-complex="12pt"/>
    </style:style>
    <style:style style:name="T124_4" style:family="text">
      <style:text-properties fo:font-size="12pt" style:font-size-asian="12pt" style:font-size-complex="12pt"/>
    </style:style>
    <style:style style:name="T124_5" style:family="text">
      <style:text-properties fo:font-size="12pt" style:font-size-asian="12pt" style:font-size-complex="12pt"/>
    </style:style>
    <style:style style:name="T124_6" style:family="text">
      <style:text-properties fo:font-size="12pt" style:font-size-asian="12pt" style:font-size-complex="12pt"/>
    </style:style>
    <style:style style:name="T124_7" style:family="text">
      <style:text-properties fo:font-size="12pt" style:font-size-asian="12pt" style:font-size-complex="12pt"/>
    </style:style>
    <style:style style:name="T124_8" style:family="text">
      <style:text-properties fo:font-size="12pt" style:font-size-asian="12pt" style:font-size-complex="12pt"/>
    </style:style>
    <style:style style:name="T124_9" style:family="text">
      <style:text-properties fo:font-size="12pt" style:font-size-asian="12pt" style:font-size-complex="12pt"/>
    </style:style>
    <style:style style:name="T124_10" style:family="text">
      <style:text-properties fo:font-size="12pt" style:font-size-asian="12pt" style:font-size-complex="12pt"/>
    </style:style>
    <style:style style:name="T124_11" style:family="text">
      <style:text-properties fo:font-size="12pt" style:font-size-asian="12pt" style:font-size-complex="12pt"/>
    </style:style>
    <style:style style:name="T124_12" style:family="text">
      <style:text-properties fo:font-size="12pt" style:font-size-asian="12pt" style:font-size-complex="12pt"/>
    </style:style>
    <style:style style:name="T124_13" style:family="text">
      <style:text-properties fo:font-size="12pt" style:font-size-asian="12pt" style:font-size-complex="12pt"/>
    </style:style>
    <style:style style:name="T124_14" style:family="text">
      <style:text-properties fo:font-size="12pt" style:font-size-asian="12pt" style:font-size-complex="12pt"/>
    </style:style>
    <style:style style:name="T124_15" style:family="text">
      <style:text-properties fo:font-size="12pt" style:font-size-asian="12pt" style:font-size-complex="12pt"/>
    </style:style>
    <style:style style:name="T124_16" style:family="text">
      <style:text-properties fo:font-size="12pt" style:font-size-asian="12pt" style:font-size-complex="12pt"/>
    </style:style>
    <style:style style:name="T124_17" style:family="text">
      <style:text-properties fo:font-size="12pt" style:font-size-asian="12pt" style:font-size-complex="12pt"/>
    </style:style>
    <style:style style:name="T124_18" style:family="text">
      <style:text-properties fo:font-size="12pt" style:font-size-asian="12pt" style:font-size-complex="12pt"/>
    </style:style>
    <style:style style:name="T124_19" style:family="text">
      <style:text-properties fo:font-size="12pt" style:font-size-asian="12pt" style:font-size-complex="12pt"/>
    </style:style>
    <style:style style:name="T124_20" style:family="text">
      <style:text-properties fo:font-size="12pt" style:font-size-asian="12pt" style:font-size-complex="12pt"/>
    </style:style>
    <style:style style:name="T124_21" style:family="text">
      <style:text-properties fo:font-size="12pt" style:font-size-asian="12pt" style:font-size-complex="12pt"/>
    </style:style>
    <style:style style:name="T124_22" style:family="text">
      <style:text-properties fo:font-size="12pt" style:font-size-asian="12pt" style:font-size-complex="12pt"/>
    </style:style>
    <style:style style:name="T124_23" style:family="text">
      <style:text-properties fo:font-size="12pt" style:font-size-asian="12pt" style:font-size-complex="12pt"/>
    </style:style>
    <style:style style:name="T124_24" style:family="text">
      <style:text-properties fo:font-size="12pt" style:font-size-asian="12pt" style:font-size-complex="12pt"/>
    </style:style>
    <style:style style:name="T124_25" style:family="text">
      <style:text-properties fo:font-size="12pt" style:font-size-asian="12pt" style:font-size-complex="12pt"/>
    </style:style>
    <style:style style:name="T124_26" style:family="text">
      <style:text-properties fo:font-size="12pt" style:font-size-asian="12pt" style:font-size-complex="12pt"/>
    </style:style>
    <style:style style:name="T124_27" style:family="text">
      <style:text-properties fo:font-size="12pt" style:font-size-asian="12pt" style:font-size-complex="12pt"/>
    </style:style>
    <style:style style:name="T124_28" style:family="text">
      <style:text-properties fo:font-size="12pt" style:font-size-asian="12pt" style:font-size-complex="12pt"/>
    </style:style>
    <style:style style:name="T124_29" style:family="text">
      <style:text-properties fo:font-size="12pt" style:font-size-asian="12pt" style:font-size-complex="12pt"/>
    </style:style>
    <style:style style:name="T124_30" style:family="text">
      <style:text-properties fo:font-size="12pt" style:font-size-asian="12pt" style:font-size-complex="12pt"/>
    </style:style>
    <style:style style:name="T124_31" style:family="text">
      <style:text-properties fo:font-size="12pt" style:font-size-asian="12pt" style:font-size-complex="12pt"/>
    </style:style>
    <style:style style:name="T124_32" style:family="text">
      <style:text-properties fo:font-size="12pt" style:font-size-asian="12pt" style:font-size-complex="12pt"/>
    </style:style>
    <style:style style:name="T124_33" style:family="text">
      <style:text-properties fo:font-size="12pt" style:font-size-asian="12pt" style:font-size-complex="12pt"/>
    </style:style>
    <style:style style:name="T124_34" style:family="text">
      <style:text-properties fo:font-size="12pt" style:font-size-asian="12pt" style:font-size-complex="12pt"/>
    </style:style>
    <style:style style:name="T124_35" style:family="text">
      <style:text-properties fo:font-size="12pt" style:font-size-asian="12pt" style:font-size-complex="12pt"/>
    </style:style>
    <style:style style:name="T124_36" style:family="text">
      <style:text-properties fo:font-size="12pt" style:font-size-asian="12pt" style:font-size-complex="12pt"/>
    </style:style>
    <style:style style:name="T124_37" style:family="text">
      <style:text-properties fo:font-size="12pt" style:font-size-asian="12pt" style:font-size-complex="12pt"/>
    </style:style>
    <style:style style:name="T124_38" style:family="text">
      <style:text-properties fo:font-size="12pt" style:font-size-asian="12pt" style:font-size-complex="12pt"/>
    </style:style>
    <style:style style:name="T124_39" style:family="text">
      <style:text-properties fo:font-size="12pt" style:font-size-asian="12pt" style:font-size-complex="12pt"/>
    </style:style>
    <style:style style:name="T124_40" style:family="text">
      <style:text-properties fo:font-size="12pt" style:font-size-asian="12pt" style:font-size-complex="12pt"/>
    </style:style>
    <style:style style:name="T124_41" style:family="text">
      <style:text-properties fo:font-size="12pt" style:font-size-asian="12pt" style:font-size-complex="12pt"/>
    </style:style>
    <style:style style:name="T124_42" style:family="text">
      <style:text-properties fo:font-size="12pt" style:font-size-asian="12pt" style:font-size-complex="12pt"/>
    </style:style>
    <style:style style:name="T124_43" style:family="text">
      <style:text-properties fo:font-size="12pt" style:font-size-asian="12pt" style:font-size-complex="12pt"/>
    </style:style>
    <style:style style:name="T124_44" style:family="text">
      <style:text-properties fo:font-size="12pt" style:font-size-asian="12pt" style:font-size-complex="12pt"/>
    </style:style>
    <style:style style:name="T124_45" style:family="text">
      <style:text-properties fo:font-size="12pt" style:font-size-asian="12pt" style:font-size-complex="12pt"/>
    </style:style>
    <style:style style:name="T124_46" style:family="text">
      <style:text-properties fo:font-size="12pt" style:font-size-asian="12pt" style:font-size-complex="12pt"/>
    </style:style>
    <style:style style:name="T124_47" style:family="text">
      <style:text-properties fo:font-size="12pt" style:font-size-asian="12pt" style:font-size-complex="12pt"/>
    </style:style>
    <style:style style:name="T124_48" style:family="text">
      <style:text-properties fo:font-size="12pt" style:font-size-asian="12pt" style:font-size-complex="12pt"/>
    </style:style>
    <style:style style:name="T124_49" style:family="text">
      <style:text-properties fo:font-size="12pt" style:font-size-asian="12pt" style:font-size-complex="12pt"/>
    </style:style>
    <style:style style:name="T124_50" style:family="text">
      <style:text-properties fo:font-size="12pt" style:font-size-asian="12pt" style:font-size-complex="12pt"/>
    </style:style>
    <style:style style:name="T124_51" style:family="text">
      <style:text-properties fo:font-size="12pt" style:font-size-asian="12pt" style:font-size-complex="12pt"/>
    </style:style>
    <style:style style:name="T124_52" style:family="text">
      <style:text-properties fo:font-size="12pt" style:font-size-asian="12pt" style:font-size-complex="12pt"/>
    </style:style>
    <style:style style:name="T124_53" style:family="text">
      <style:text-properties fo:font-size="12pt" style:font-size-asian="12pt" style:font-size-complex="12pt"/>
    </style:style>
    <style:style style:name="T124_54" style:family="text">
      <style:text-properties fo:font-size="12pt" style:font-size-asian="12pt" style:font-size-complex="12pt"/>
    </style:style>
    <style:style style:name="T124_55" style:family="text">
      <style:text-properties fo:font-size="12pt" style:font-size-asian="12pt" style:font-size-complex="12pt"/>
    </style:style>
    <style:style style:name="T124_56" style:family="text">
      <style:text-properties fo:font-size="12pt" style:font-size-asian="12pt" style:font-size-complex="12pt"/>
    </style:style>
    <style:style style:name="T124_57" style:family="text">
      <style:text-properties fo:font-size="12pt" style:font-size-asian="12pt" style:font-size-complex="12pt"/>
    </style:style>
    <style:style style:name="T124_58" style:family="text">
      <style:text-properties fo:font-size="12pt" style:font-size-asian="12pt" style:font-size-complex="12pt"/>
    </style:style>
    <style:style style:name="T124_59" style:family="text">
      <style:text-properties fo:font-size="12pt" style:font-size-asian="12pt" style:font-size-complex="12pt"/>
    </style:style>
    <style:style style:name="T124_60" style:family="text">
      <style:text-properties fo:font-size="12pt" style:font-size-asian="12pt" style:font-size-complex="12pt"/>
    </style:style>
    <style:style style:name="T124_61" style:family="text">
      <style:text-properties fo:font-size="12pt" style:font-size-asian="12pt" style:font-size-complex="12pt"/>
    </style:style>
    <style:style style:name="T124_62" style:family="text">
      <style:text-properties fo:font-size="12pt" style:font-size-asian="12pt" style:font-size-complex="12pt"/>
    </style:style>
    <style:style style:name="T124_63" style:family="text">
      <style:text-properties fo:font-size="12pt" style:font-size-asian="12pt" style:font-size-complex="12pt"/>
    </style:style>
    <style:style style:name="T124_64" style:family="text">
      <style:text-properties fo:font-size="12pt" style:font-size-asian="12pt" style:font-size-complex="12pt"/>
    </style:style>
    <style:style style:name="T124_65" style:family="text">
      <style:text-properties fo:font-size="12pt" style:font-size-asian="12pt" style:font-size-complex="12pt"/>
    </style:style>
    <style:style style:name="T124_66" style:family="text">
      <style:text-properties fo:font-size="12pt" style:font-size-asian="12pt" style:font-size-complex="12pt"/>
    </style:style>
    <style:style style:name="T124_67" style:family="text">
      <style:text-properties fo:font-size="12pt" style:font-size-asian="12pt" style:font-size-complex="12pt"/>
    </style:style>
    <style:style style:name="T124_68" style:family="text">
      <style:text-properties fo:font-size="12pt" style:font-size-asian="12pt" style:font-size-complex="12pt"/>
    </style:style>
    <style:style style:name="T124_69" style:family="text">
      <style:text-properties fo:font-size="12pt" style:font-size-asian="12pt" style:font-size-complex="12pt"/>
    </style:style>
    <style:style style:name="T124_70" style:family="text">
      <style:text-properties fo:font-size="12pt" style:font-size-asian="12pt" style:font-size-complex="12pt"/>
    </style:style>
    <style:style style:name="T124_71" style:family="text">
      <style:text-properties fo:font-size="12pt" style:font-size-asian="12pt" style:font-size-complex="12pt"/>
    </style:style>
    <style:style style:name="T124_72" style:family="text">
      <style:text-properties fo:font-size="12pt" style:font-size-asian="12pt" style:font-size-complex="12pt"/>
    </style:style>
    <style:style style:name="T124_73" style:family="text">
      <style:text-properties fo:font-size="12pt" style:font-size-asian="12pt" style:font-size-complex="12pt"/>
    </style:style>
    <style:style style:name="T124_74" style:family="text">
      <style:text-properties fo:font-size="12pt" style:font-size-asian="12pt" style:font-size-complex="12pt"/>
    </style:style>
    <style:style style:name="T124_75" style:family="text">
      <style:text-properties fo:font-size="12pt" style:font-size-asian="12pt" style:font-size-complex="12pt"/>
    </style:style>
    <style:style style:name="T124_76" style:family="text">
      <style:text-properties fo:font-size="12pt" style:font-size-asian="12pt" style:font-size-complex="12pt"/>
    </style:style>
    <style:style style:name="T124_77" style:family="text">
      <style:text-properties fo:font-size="12pt" style:font-size-asian="12pt" style:font-size-complex="12pt"/>
    </style:style>
    <style:style style:name="T124_78" style:family="text">
      <style:text-properties fo:font-size="12pt" style:font-size-asian="12pt" style:font-size-complex="12pt"/>
    </style:style>
    <style:style style:name="T124_79" style:family="text">
      <style:text-properties fo:font-size="12pt" style:font-size-asian="12pt" style:font-size-complex="12pt"/>
    </style:style>
    <style:style style:name="T124_80" style:family="text">
      <style:text-properties fo:font-size="12pt" style:font-size-asian="12pt" style:font-size-complex="12pt"/>
    </style:style>
    <style:style style:name="T124_81" style:family="text">
      <style:text-properties fo:font-size="12pt" style:font-size-asian="12pt" style:font-size-complex="12pt"/>
    </style:style>
    <style:style style:name="T124_82" style:family="text">
      <style:text-properties fo:font-size="12pt" style:font-size-asian="12pt" style:font-size-complex="12pt"/>
    </style:style>
    <style:style style:name="T124_83" style:family="text">
      <style:text-properties fo:font-size="12pt" style:font-size-asian="12pt" style:font-size-complex="12pt"/>
    </style:style>
    <style:style style:name="T124_84" style:family="text">
      <style:text-properties fo:font-size="12pt" style:font-size-asian="12pt" style:font-size-complex="12pt"/>
    </style:style>
    <style:style style:name="T124_85" style:family="text">
      <style:text-properties fo:font-size="12pt" style:font-size-asian="12pt" style:font-size-complex="12pt"/>
    </style:style>
    <style:style style:name="T124_86" style:family="text">
      <style:text-properties fo:font-size="12pt" style:font-size-asian="12pt" style:font-size-complex="12pt"/>
    </style:style>
    <style:style style:name="T124_87" style:family="text">
      <style:text-properties fo:font-size="12pt" style:font-size-asian="12pt" style:font-size-complex="12pt"/>
    </style:style>
    <style:style style:name="T124_88" style:family="text">
      <style:text-properties fo:font-size="12pt" style:font-size-asian="12pt" style:font-size-complex="12pt"/>
    </style:style>
    <style:style style:name="T124_89" style:family="text">
      <style:text-properties fo:font-size="12pt" style:font-size-asian="12pt" style:font-size-complex="12pt"/>
    </style:style>
    <style:style style:name="T124_90" style:family="text">
      <style:text-properties fo:font-size="12pt" style:font-size-asian="12pt" style:font-size-complex="12pt"/>
    </style:style>
    <style:style style:name="T124_91" style:family="text">
      <style:text-properties fo:font-size="12pt" style:font-size-asian="12pt" style:font-size-complex="12pt"/>
    </style:style>
    <style:style style:name="T124_92" style:family="text">
      <style:text-properties fo:font-size="12pt" style:font-size-asian="12pt" style:font-size-complex="12pt"/>
    </style:style>
    <style:style style:name="P1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2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size="16pt" style:font-size-asian="16pt" style:font-size-complex="16pt" fo:font-weight="bold" style:font-weight-asian="bold" style:font-weight-complex="bold"/>
    </style:style>
    <style:style style:name="T127_2" style:family="text">
      <style:text-properties fo:font-size="16pt" style:font-size-asian="16pt" style:font-size-complex="16pt" fo:font-weight="bold" style:font-weight-asian="bold" style:font-weight-complex="bold"/>
    </style:style>
    <style:style style:name="T127_3" style:family="text">
      <style:text-properties fo:font-size="16pt" style:font-size-asian="16pt" style:font-size-complex="16pt" fo:font-weight="bold" style:font-weight-asian="bold" style:font-weight-complex="bold"/>
    </style:style>
    <style:style style:name="T127_4" style:family="text">
      <style:text-properties fo:font-size="16pt" style:font-size-asian="16pt" style:font-size-complex="16pt" fo:font-weight="bold" style:font-weight-asian="bold" style:font-weight-complex="bold"/>
    </style:style>
    <style:style style:name="T127_5" style:family="text">
      <style:text-properties fo:font-size="16pt" style:font-size-asian="16pt" style:font-size-complex="16pt" fo:font-weight="bold" style:font-weight-asian="bold" style:font-weight-complex="bold"/>
    </style:style>
    <style:style style:name="T127_6" style:family="text">
      <style:text-properties fo:font-size="16pt" style:font-size-asian="16pt" style:font-size-complex="16pt" fo:font-weight="bold" style:font-weight-asian="bold" style:font-weight-complex="bold"/>
    </style:style>
    <style:style style:name="P128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25.4cm" fo:margin-left="0cm"/>
    </style:style>
    <style:style style:name="Column7" style:family="table-column">
      <style:table-column-properties style:column-width="2.805cm"/>
    </style:style>
    <style:style style:name="Column8" style:family="table-column">
      <style:table-column-properties style:column-width="22.595cm"/>
    </style:style>
    <style:style style:name="Row8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6_1" style:family="text"/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/>
    <style:style style:name="T1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" style:family="text"/>
    <style:style style:name="T1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" style:family="text"/>
    <style:style style:name="T1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9" style:family="text"/>
    <style:style style:name="T1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1" style:family="text"/>
    <style:style style:name="T1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3" style:family="text"/>
    <style:style style:name="T1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5" style:family="text"/>
    <style:style style:name="T1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7" style:family="text"/>
    <style:style style:name="T1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font-size="16pt" style:font-size-asian="16pt" style:font-size-complex="16pt" fo:font-weight="bold" style:font-weight-asian="bold" style:font-weight-complex="bold"/>
    </style:style>
    <style:style style:name="T168_2" style:family="text">
      <style:text-properties fo:font-size="16pt" style:font-size-asian="16pt" style:font-size-complex="16pt" fo:font-weight="bold" style:font-weight-asian="bold" style:font-weight-complex="bold"/>
    </style:style>
    <style:style style:name="T168_3" style:family="text">
      <style:text-properties fo:font-size="16pt" style:font-size-asian="16pt" style:font-size-complex="16pt" fo:font-weight="bold" style:font-weight-asian="bold" style:font-weight-complex="bold"/>
    </style:style>
    <style:style style:name="T168_4" style:family="text">
      <style:text-properties fo:font-size="16pt" style:font-size-asian="16pt" style:font-size-complex="16pt" fo:font-weight="bold" style:font-weight-asian="bold" style:font-weight-complex="bold"/>
    </style:style>
    <style:style style:name="T168_5" style:family="text">
      <style:text-properties fo:font-size="16pt" style:font-size-asian="16pt" style:font-size-complex="16pt" fo:font-weight="bold" style:font-weight-asian="bold" style:font-weight-complex="bold"/>
    </style:style>
    <style:style style:name="T168_6" style:family="text">
      <style:text-properties fo:font-size="16pt" style:font-size-asian="16pt" style:font-size-complex="16pt" fo:font-weight="bold" style:font-weight-asian="bold" style:font-weight-complex="bold"/>
    </style:style>
    <style:style style:name="Table4" style:family="table">
      <style:table-properties table:align="left" style:width="22.939cm" fo:margin-left="0cm"/>
    </style:style>
    <style:style style:name="Column9" style:family="table-column">
      <style:table-column-properties style:column-width="22.939cm"/>
    </style:style>
    <style:style style:name="Row27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line-height="115%" style:writing-mode="lr-tb"/>
      <style:text-properties fo:font-size="28pt" style:font-size-asian="28pt" style:font-size-complex="28pt" fo:font-weight="bold" style:font-weight-asian="bold" style:font-weight-complex="bold"/>
    </style:style>
    <style:style style:name="P181" style:family="paragraph" style:parent-style-name="Standard">
      <style:paragraph-properties fo:break-before="auto" fo:line-height="115%" style:writing-mode="lr-tb"/>
      <style:text-properties fo:font-size="28pt" style:font-size-asian="28pt" style:font-size-complex="28pt" fo:font-weight="bold" style:font-weight-asian="bold" style:font-weight-complex="bold"/>
    </style:style>
    <style:style style:name="P18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<text:tab/><text:s/><text:tab/><text:s/><text:tab/></text:span></text:p>
      <text:p text:style-name="P2"><text:span text:style-name="T2_1">E</text:span><text:span text:style-name="T2_2">-</text:span><text:span text:style-name="T2_3">Store</text:span></text:p>
      <text:p text:style-name="P3"/>
      <text:p text:style-name="P4"/>
      <text:p text:style-name="P5"><text:span text:style-name="T5_1">Software</text:span><text:span text:style-name="T5_2"><text:s/></text:span><text:span text:style-name="T5_3">Quality</text:span><text:span text:style-name="T5_4"><text:s/></text:span><text:span text:style-name="T5_5">Assurance</text:span><text:span text:style-name="T5_6"><text:s/></text:span><text:span text:style-name="T5_7">Plan</text:span></text:p>
      <text:p text:style-name="P6"><text:span text:style-name="T6_1">version</text:span><text:span text:style-name="T6_2"><text:s/>0.0.1,<text:s/>9<text:s/></text:span><text:span text:style-name="T6_3">Feb</text:span><text:span text:style-name="T6_4"><text:s/>2016</text:span></text:p>
      <text:p text:style-name="P7"/>
      <text:p text:style-name="P8"/>
      <text:p text:style-name="P9"/>
      <text:p text:style-name="P10"><text:span text:style-name="T10_1">Project</text:span><text:span text:style-name="T10_2"><text:s/></text:span><text:span text:style-name="T10_3">Team</text:span><text:span text:style-name="T10_4">:<text:tab/><text:tab/><text:tab/></text:span><text:span text:style-name="T10_5">Roselle</text:span><text:span text:style-name="T10_6"><text:s/></text:span><text:span text:style-name="T10_7">Ebarle</text:span></text:p>
      <text:p text:style-name="P11"><text:span text:style-name="T11_1"><text:tab/><text:tab/><text:tab/><text:tab/><text:tab/><text:tab/><text:s text:c="2"/></text:span><text:span text:style-name="T11_2">Catherine</text:span><text:span text:style-name="T11_3"><text:s/></text:span><text:span text:style-name="T11_4">Maglasang</text:span></text:p>
      <text:p text:style-name="P12"><text:span text:style-name="T12_1"><text:tab/><text:tab/><text:tab/><text:tab/><text:s text:c="4"/></text:span><text:span text:style-name="T12_2">Dexter</text:span><text:span text:style-name="T12_3"><text:s/></text:span><text:span text:style-name="T12_4">Esin</text:span></text:p>
      <text:p text:style-name="P13"><text:span text:style-name="T13_1"><text:tab/><text:s/></text:span><text:span text:style-name="T13_2">Mar</text:span><text:span text:style-name="T13_3"><text:s/></text:span><text:span text:style-name="T13_4">Yee</text:span><text:span text:style-name="T13_5"><text:tab/></text:span></text:p>
      <text:p text:style-name="P14"><text:span text:style-name="T14_1"><text:tab/><text:s text:c="2"/></text:span></text:p>
      <text:p text:style-name="P15"><text:span text:style-name="T15_1"><text:s/></text:span><text:span text:style-name="T15_2">Project</text:span><text:span text:style-name="T15_3"><text:s/></text:span><text:span text:style-name="T15_4">Manager</text:span><text:span text:style-name="T15_5">:<text:s text:c="13"/></text:span><text:span text:style-name="T15_6">Roselle</text:span><text:span text:style-name="T15_7"><text:s/></text:span><text:span text:style-name="T15_8">Ebarle</text:span></text:p>
      <text:p text:style-name="P16"><text:span text:style-name="T16_1"><text:s/></text:span><text:span text:style-name="T16_2">Senior</text:span><text:span text:style-name="T16_3"><text:s/></text:span><text:span text:style-name="T16_4">Manager</text:span><text:span text:style-name="T16_5">:<text:s text:c="14"/></text:span><text:span text:style-name="T16_6">Catherine</text:span><text:span text:style-name="T16_7"><text:s/></text:span><text:span text:style-name="T16_8">Maglasang</text:span><text:span text:style-name="T16_9"><text:tab/><text:tab/><text:s/><text:tab/><text:tab/></text:span></text:p>
      <text:p text:style-name="P17"><text:span text:style-name="T17_1"><text:s/></text:span><text:span text:style-name="T17_2">Advisor</text:span><text:span text:style-name="T17_3">:</text:span><text:span text:style-name="T17_4"><text:s/><text:tab/><text:tab/><text:tab/><text:s text:c="9"/></text:span><text:span text:style-name="T17_5">Orven</text:span><text:span text:style-name="T17_6"><text:s/></text:span><text:span text:style-name="T17_7">Llantos</text:span></text:p>
      <text:p text:style-name="P18"><text:span text:style-name="T18_1"><text:s/></text:span><text:span text:style-name="T18_2">Customer</text:span><text:span text:style-name="T18_3">:<text:s text:c="12"/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2_1">Abstract</text:span></text:p>
      <text:p text:style-name="P43"><text:span text:style-name="T43_1"><text:tab/><text:s/><text:tab/></text:span><text:span text:style-name="T43_2">This</text:span><text:span text:style-name="T43_3"><text:s/></text:span><text:span text:style-name="T43_4">document</text:span><text:span text:style-name="T43_5"><text:s/></text:span><text:span text:style-name="T43_6">is</text:span><text:span text:style-name="T43_7"><text:s/></text:span><text:span text:style-name="T43_8">about</text:span><text:span text:style-name="T43_9"><text:s/></text:span><text:span text:style-name="T43_10">the</text:span><text:span text:style-name="T43_11"><text:s/></text:span><text:span text:style-name="T43_12">Software</text:span><text:span text:style-name="T43_13"><text:s/></text:span><text:span text:style-name="T43_14">Quality</text:span><text:span text:style-name="T43_15"><text:s/></text:span><text:span text:style-name="T43_16">Assurance</text:span><text:span text:style-name="T43_17"><text:s/></text:span><text:span text:style-name="T43_18">Plan</text:span><text:span text:style-name="T43_19">(</text:span><text:span text:style-name="T43_20">SQAP</text:span><text:span text:style-name="T43_21">)<text:s/></text:span><text:span text:style-name="T43_22">of</text:span><text:span text:style-name="T43_23"><text:s/></text:span><text:span text:style-name="T43_24">our</text:span><text:span text:style-name="T43_25"><text:s/></text:span><text:span text:style-name="T43_26">system</text:span><text:span text:style-name="T43_27">,<text:s/></text:span><text:span text:style-name="T43_28">e</text:span><text:span text:style-name="T43_29">-</text:span><text:span text:style-name="T43_30">store</text:span><text:span text:style-name="T43_31"><text:s/></text:span><text:span text:style-name="T43_32">which</text:span><text:span text:style-name="T43_33"><text:s/></text:span><text:span text:style-name="T43_34">is</text:span><text:span text:style-name="T43_35"><text:s/><text:tab/><text:s/></text:span></text:p>
      <text:p text:style-name="P44"><text:span text:style-name="T44_1">an</text:span><text:span text:style-name="T44_2"><text:s/></text:span><text:span text:style-name="T44_3">open</text:span><text:span text:style-name="T44_4">-</text:span><text:span text:style-name="T44_5">source</text:span><text:span text:style-name="T44_6">,<text:s/></text:span><text:span text:style-name="T44_7">python</text:span><text:span text:style-name="T44_8">-</text:span><text:span text:style-name="T44_9">based</text:span><text:span text:style-name="T44_10"><text:s/></text:span><text:span text:style-name="T44_11">ecommerce</text:span><text:span text:style-name="T44_12"><text:s/></text:span><text:span text:style-name="T44_13">platform</text:span><text:span text:style-name="T44_14"><text:s/></text:span><text:span text:style-name="T44_15">for</text:span><text:span text:style-name="T44_16"><text:s/></text:span><text:span text:style-name="T44_17">online</text:span><text:span text:style-name="T44_18"><text:s/></text:span><text:span text:style-name="T44_19">merchants</text:span><text:span text:style-name="T44_20">.<text:s/></text:span><text:span text:style-name="T44_21">It</text:span><text:span text:style-name="T44_22"><text:s/></text:span><text:span text:style-name="T44_23">provides</text:span><text:span text:style-name="T44_24"><text:s/></text:span><text:span text:style-name="T44_25">the</text:span><text:span text:style-name="T44_26"><text:s/></text:span><text:span text:style-name="T44_27">power</text:span><text:span text:style-name="T44_28"><text:s/></text:span><text:span text:style-name="T44_29">to</text:span><text:span text:style-name="T44_30"><text:s/></text:span><text:span text:style-name="T44_31">grow</text:span><text:span text:style-name="T44_32"><text:s/></text:span><text:span text:style-name="T44_33">your</text:span><text:span text:style-name="T44_34"><text:s/></text:span><text:span text:style-name="T44_35">web</text:span><text:span text:style-name="T44_36"><text:s/></text:span><text:span text:style-name="T44_37">business</text:span><text:span text:style-name="T44_38">,<text:s/></text:span><text:span text:style-name="T44_39">reach</text:span><text:span text:style-name="T44_40"><text:s/></text:span><text:span text:style-name="T44_41">more</text:span><text:span text:style-name="T44_42"><text:s/></text:span><text:span text:style-name="T44_43">customers</text:span><text:span text:style-name="T44_44"><text:s/></text:span><text:span text:style-name="T44_45">and</text:span><text:span text:style-name="T44_46"><text:s/></text:span><text:span text:style-name="T44_47">sell</text:span><text:span text:style-name="T44_48"><text:s/></text:span><text:span text:style-name="T44_49">more</text:span><text:span text:style-name="T44_50"><text:s/></text:span><text:span text:style-name="T44_51">products</text:span><text:span text:style-name="T44_52"><text:s/></text:span><text:span text:style-name="T44_53">and</text:span><text:span text:style-name="T44_54"><text:s/></text:span><text:span text:style-name="T44_55">services</text:span><text:span text:style-name="T44_56">.<text:s/></text:span><text:span text:style-name="T44_57">It</text:span><text:span text:style-name="T44_58"><text:s/></text:span><text:span text:style-name="T44_59">enables</text:span><text:span text:style-name="T44_60"><text:s/></text:span><text:span text:style-name="T44_61">businesses</text:span><text:span text:style-name="T44_62"><text:s/></text:span><text:span text:style-name="T44_63">to</text:span><text:span text:style-name="T44_64"><text:s/></text:span><text:span text:style-name="T44_65">experience</text:span><text:span text:style-name="T44_66"><text:s/></text:span><text:span text:style-name="T44_67">an</text:span><text:span text:style-name="T44_68"><text:s/></text:span><text:span text:style-name="T44_69">integrated</text:span><text:span text:style-name="T44_70"><text:s/></text:span><text:span text:style-name="T44_71">workflow</text:span><text:span text:style-name="T44_72"><text:s/></text:span><text:span text:style-name="T44_73">for</text:span><text:span text:style-name="T44_74"><text:s/></text:span><text:span text:style-name="T44_75">their</text:span><text:span text:style-name="T44_76"><text:s/></text:span><text:span text:style-name="T44_77">business</text:span><text:span text:style-name="T44_78"><text:s/>–<text:s/></text:span><text:span text:style-name="T44_79">Sales</text:span><text:span text:style-name="T44_80">,<text:s/></text:span><text:span text:style-name="T44_81">Inventory</text:span><text:span text:style-name="T44_82"><text:s/>&amp;<text:s/></text:span><text:span text:style-name="T44_83">Order</text:span><text:span text:style-name="T44_84"><text:s/></text:span><text:span text:style-name="T44_85">Management</text:span><text:span text:style-name="T44_86"><text:s/></text:span><text:span text:style-name="T44_87">and</text:span><text:span text:style-name="T44_88"><text:s/></text:span><text:span text:style-name="T44_89">Customer</text:span><text:span text:style-name="T44_90"><text:s/></text:span><text:span text:style-name="T44_91">Service</text:span><text:span text:style-name="T44_92"><text:s/></text:span><text:span text:style-name="T44_93">under</text:span><text:span text:style-name="T44_94"><text:s/></text:span><text:span text:style-name="T44_95">one</text:span><text:span text:style-name="T44_96"><text:s/></text:span><text:span text:style-name="T44_97">platform</text:span><text:span text:style-name="T44_98">.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<text:span text:style-name="T61_1">Contents</text:span></text:p>
      <text:p text:style-name="P62"/>
      <text:p text:style-name="P63"><text:span text:style-name="T63_1">1<text:tab/></text:span><text:span text:style-name="T63_2">Introduction</text:span></text:p>
      <text:p text:style-name="P64"><text:span text:style-name="T64_1"><text:tab/></text:span><text:span text:style-name="T64_2">1.1<text:s/></text:span><text:span text:style-name="T64_3">Purpose</text:span><text:span text:style-name="T64_4"><text:s/>.<text:s/>.<text:s/>.<text:s/>.<text:s/>.<text:s/>.<text:s/>.<text:s/>.<text:s/>.<text:s/>.<text:s/>.<text:s/>.<text:s/>.<text:s/>.<text:s/>.<text:s/>.<text:s/>.<text:s/>.<text:s/>.<text:s text:c="2"/>.<text:s/>.<text:s/>.<text:s/>.<text:s/>.<text:s/>.<text:s/>.<text:s/>.<text:s/>.<text:s/>.<text:s/>.<text:s/>.<text:s/>.<text:s/>.<text:s/>.<text:s/>.<text:s/>.<text:s/>.<text:s/>.<text:s/>.<text:s/>.<text:s/>.<text:s/>.<text:s/>.<text:s/>.<text:s/>.<text:s text:c="2"/>.<text:s/>.<text:s/>.<text:s/>.<text:s/>.<text:s/>.<text:s/>.<text:s/>.<text:tab/>.<text:s/>.<text:s/>.<text:s/>.<text:s/>.<text:s/>.<text:tab/>5</text:span></text:p>
      <text:p text:style-name="P65"><text:span text:style-name="T65_1">1.2<text:s/></text:span><text:span text:style-name="T65_2">Scope</text:span><text:span text:style-name="T65_3"><text:s/>.<text:s/>.<text:s/>.<text:s/>.<text:s/>.<text:s/>.<text:s/>.<text:s/>.<text:s/>.<text:s/>.<text:s/>.<text:s/>.<text:s/>.<text:s/>.<text:s/>.<text:s/>.<text:s/>.<text:s/>.<text:s/>.<text:s text:c="2"/>.<text:s/>.<text:s/>.<text:s/>.<text:s/>.<text:s/>.<text:s/>.<text:s/>.<text:s/>.<text:s/>.<text:s/>.<text:s/>.<text:s/>.<text:s/>.<text:s/>.<text:s/>.<text:s/>.<text:s/>.<text:s/>.<text:s/>.<text:s/>.<text:s/>.<text:s/>.<text:s/>.<text:s/>.<text:s/>.<text:s text:c="2"/>.<text:s/>.<text:s/>.<text:s/>.<text:s/>.<text:s/>.<text:s/>.<text:s/>.<text:s/>..<text:tab/>.<text:s/>.<text:s/>.<text:s/>.<text:s/>.<text:s/>.<text:tab/>5</text:span></text:p>
      <text:p text:style-name="P66"><text:span text:style-name="T66_1">1.3<text:s/></text:span><text:span text:style-name="T66_2">List</text:span><text:span text:style-name="T66_3"><text:s/></text:span><text:span text:style-name="T66_4">of</text:span><text:span text:style-name="T66_5"><text:s/></text:span><text:span text:style-name="T66_6">definitions</text:span><text:span text:style-name="T66_7"><text:s/>.<text:s/>.<text:s/>.<text:s/>.<text:s/>.<text:s/>.<text:s/>.<text:s/>.<text:s/>.<text:s/>.<text:s/>.<text:s/>.<text:s/>.<text:s/>.<text:s/>.<text:s/>.<text:s/>.<text:s/>.<text:s/>.<text:s text:c="2"/>.<text:s/>.<text:s/>.<text:s/>.<text:s/>.<text:s/>.<text:s/>.<text:s/>.<text:s/>.<text:s/>.<text:s/>.<text:s/>.<text:s/>.<text:s/>.<text:s/>.<text:s/>.<text:s/>.<text:s/>.<text:s/>.<text:s/>.<text:s/>.<text:s/>.<text:s/>.<text:s/>.<text:s/>.<text:s/>.<text:s text:c="2"/>.<text:s/>.<text:s/>.<text:s/>.<text:s/>.<text:s/>.<text:s/>.<text:tab/>6</text:span></text:p>
      <text:p text:style-name="P67"><text:span text:style-name="T67_1">1.4<text:s/></text:span><text:span text:style-name="T67_2">List</text:span><text:span text:style-name="T67_3"><text:s/></text:span><text:span text:style-name="T67_4">of</text:span><text:span text:style-name="T67_5"><text:s/></text:span><text:span text:style-name="T67_6">references</text:span><text:span text:style-name="T67_7"><text:s/>.<text:s/>.<text:s/>.<text:s/>.<text:s/>.<text:s/>.<text:s/>.<text:s/>.<text:s/>.<text:s/>.<text:s/>.<text:s/>.<text:s/>.<text:s/>.<text:s/>.<text:s/>.<text:s/>.<text:s/>.<text:s/>.<text:s text:c="2"/>.<text:s/>.<text:s/>.<text:s/>.<text:s/>.<text:s/>.<text:s/>.<text:s/>.<text:s/>.<text:s/>.<text:s/>.<text:s/>.<text:s/>.<text:s/>.<text:s/>.<text:s/>.<text:s/>.<text:s/>.<text:s/>.<text:s/>.<text:s/>.<text:s/>.<text:s/>.<text:s/>.<text:s/>.<text:s/>.<text:s text:c="2"/>.<text:s/>.<text:s/>.<text:s/>.<text:s/>.<text:s/>.<text:s/>.<text:tab/>6</text:span>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><text:span text:style-name="T84_1">Document</text:span><text:span text:style-name="T84_2"><text:s/></text:span><text:span text:style-name="T84_3">Status</text:span><text:span text:style-name="T84_4"><text:s/></text:span><text:span text:style-name="T84_5">Sheet</text:span></text:p>
      <text:p text:style-name="P85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86"><text:span text:style-name="T86_1">Document</text:span><text:span text:style-name="T86_2"><text:s/></text:span><text:span text:style-name="T86_3">Title</text:span></text:p>
          </table:table-cell>
          <table:table-cell table:style-name="Cell2">
            <text:p text:style-name="P87"><text:span text:style-name="T87_1">Software</text:span><text:span text:style-name="T87_2"><text:s/></text:span><text:span text:style-name="T87_3">Quality</text:span><text:span text:style-name="T87_4"><text:s/></text:span><text:span text:style-name="T87_5">Assurance</text:span><text:span text:style-name="T87_6"><text:s/></text:span><text:span text:style-name="T87_7">Plan</text:span></text:p>
          </table:table-cell>
        </table:table-row>
        <table:table-row table:style-name="Row2">
          <table:table-cell table:style-name="Cell3">
            <text:p text:style-name="P88"><text:span text:style-name="T88_1">Document</text:span><text:span text:style-name="T88_2"><text:s/></text:span><text:span text:style-name="T88_3">Identification</text:span></text:p>
          </table:table-cell>
          <table:table-cell table:style-name="Cell4">
            <text:p text:style-name="P89"><text:span text:style-name="T89_1">E</text:span><text:span text:style-name="T89_2">-</text:span><text:span text:style-name="T89_3">Store</text:span></text:p>
          </table:table-cell>
        </table:table-row>
        <table:table-row table:style-name="Row3">
          <table:table-cell table:style-name="Cell5">
            <text:p text:style-name="P90"><text:span text:style-name="T90_1">Author</text:span><text:span text:style-name="T90_2">(</text:span><text:span text:style-name="T90_3">s</text:span><text:span text:style-name="T90_4">)</text:span></text:p>
          </table:table-cell>
          <table:table-cell table:style-name="Cell6">
            <text:p text:style-name="P91"><text:span text:style-name="T91_1">Ebarle</text:span><text:span text:style-name="T91_2">,<text:s/></text:span><text:span text:style-name="T91_3">Maglasang</text:span><text:span text:style-name="T91_4">,<text:s/></text:span><text:span text:style-name="T91_5">Yee</text:span><text:span text:style-name="T91_6">,<text:s/></text:span><text:span text:style-name="T91_7">Esin</text:span></text:p>
          </table:table-cell>
        </table:table-row>
        <table:table-row table:style-name="Row4">
          <table:table-cell table:style-name="Cell7">
            <text:p text:style-name="P92"><text:span text:style-name="T92_1">Version</text:span></text:p>
          </table:table-cell>
          <table:table-cell table:style-name="Cell8">
            <text:p text:style-name="P93"><text:span text:style-name="T93_1">0.0.1</text:span></text:p>
          </table:table-cell>
        </table:table-row>
        <table:table-row table:style-name="Row5">
          <table:table-cell table:style-name="Cell9">
            <text:p text:style-name="P94"><text:span text:style-name="T94_1">Document</text:span><text:span text:style-name="T94_2"><text:s/></text:span><text:span text:style-name="T94_3">Status</text:span></text:p>
          </table:table-cell>
          <table:table-cell table:style-name="Cell10">
            <text:p text:style-name="P95"><text:span text:style-name="T95_1">draft</text:span></text:p>
          </table:table-cell>
        </table:table-row>
      </table:table>
      <text:p text:style-name="P96"/>
      <text:p text:style-name="P97"/>
      <text:p text:style-name="P98"/>
      <text:p text:style-name="P99"/>
      <text:p text:style-name="P100"/>
      <table:table table:style-name="Table2">
        <table:table-column table:style-name="Column3"/>
        <table:table-column table:style-name="Column4"/>
        <table:table-column table:style-name="Column5"/>
        <table:table-column table:style-name="Column6"/>
        <table:table-row table:style-name="Row6">
          <table:table-cell table:style-name="Cell11">
            <text:p text:style-name="P101"><text:span text:style-name="T101_1">Version</text:span></text:p>
          </table:table-cell>
          <table:table-cell table:style-name="Cell12">
            <text:p text:style-name="P102"><text:span text:style-name="T102_1">Date</text:span></text:p>
          </table:table-cell>
          <table:table-cell table:style-name="Cell13">
            <text:p text:style-name="P103"><text:span text:style-name="T103_1">Author</text:span><text:span text:style-name="T103_2">(</text:span><text:span text:style-name="T103_3">s</text:span><text:span text:style-name="T103_4">)</text:span></text:p>
          </table:table-cell>
          <table:table-cell table:style-name="Cell14">
            <text:p text:style-name="P104"><text:span text:style-name="T104_1">Summary</text:span></text:p>
          </table:table-cell>
        </table:table-row>
        <table:table-row table:style-name="Row7">
          <table:table-cell table:style-name="Cell15">
            <text:p text:style-name="P105"><text:span text:style-name="T105_1">0.0.0</text:span></text:p>
          </table:table-cell>
          <table:table-cell table:style-name="Cell16">
            <text:p text:style-name="P106"><text:span text:style-name="T106_1">05-02-2015</text:span></text:p>
          </table:table-cell>
          <table:table-cell table:style-name="Cell17">
            <text:p text:style-name="P107"><text:span text:style-name="T107_1">R</text:span><text:span text:style-name="T107_2">.<text:s/></text:span><text:span text:style-name="T107_3">Ebarle</text:span><text:span text:style-name="T107_4">,<text:s/></text:span><text:span text:style-name="T107_5">C</text:span><text:span text:style-name="T107_6">,<text:s/></text:span><text:span text:style-name="T107_7">Maglasang</text:span><text:span text:style-name="T107_8">,<text:s/></text:span><text:span text:style-name="T107_9">M</text:span><text:span text:style-name="T107_10">.<text:s/></text:span><text:span text:style-name="T107_11">Yee</text:span><text:span text:style-name="T107_12">,<text:s/></text:span><text:span text:style-name="T107_13">D</text:span><text:span text:style-name="T107_14">.<text:s/></text:span><text:span text:style-name="T107_15">Esin</text:span></text:p>
          </table:table-cell>
          <table:table-cell table:style-name="Cell18">
            <text:p text:style-name="P108"><text:span text:style-name="T108_1">Document</text:span><text:span text:style-name="T108_2"><text:s/></text:span><text:span text:style-name="T108_3">Start</text:span></text:p>
          </table:table-cell>
        </table:table-row>
      </table:table>
      <text:p text:style-name="P109"/>
      <text:p text:style-name="P110"/>
      <text:p text:style-name="P111"/>
      <text:p text:style-name="P112"/>
      <text:p text:style-name="P113"><text:span text:style-name="T113_1">Chapter</text:span><text:span text:style-name="T113_2"><text:s/>1</text:span></text:p>
      <text:p text:style-name="P114"/>
      <text:p text:style-name="P115"/>
      <text:p text:style-name="P116"><text:span text:style-name="T116_1">Introduction</text:span><text:span text:style-name="T116_2"><text:s/></text:span></text:p>
      <text:p text:style-name="P117"/>
      <text:p text:style-name="P118"><text:span text:style-name="T118_1">1.1<text:s/></text:span><text:span text:style-name="T118_2">Purpose</text:span></text:p>
      <text:p text:style-name="P119"/>
      <text:p text:style-name="P120"><text:span text:style-name="T120_1">This</text:span><text:span text:style-name="T120_2"><text:s/></text:span><text:span text:style-name="T120_3">document</text:span><text:span text:style-name="T120_4"><text:s/></text:span><text:span text:style-name="T120_5">describes</text:span><text:span text:style-name="T120_6"><text:s/></text:span><text:span text:style-name="T120_7">the</text:span><text:span text:style-name="T120_8"><text:s/></text:span><text:span text:style-name="T120_9">procedures</text:span><text:span text:style-name="T120_10"><text:s/></text:span><text:span text:style-name="T120_11">and</text:span><text:span text:style-name="T120_12"><text:s/></text:span><text:span text:style-name="T120_13">control</text:span><text:span text:style-name="T120_14"><text:s/></text:span><text:span text:style-name="T120_15">methods</text:span><text:span text:style-name="T120_16"><text:s/></text:span><text:span text:style-name="T120_17">to</text:span><text:span text:style-name="T120_18"><text:s/></text:span><text:span text:style-name="T120_19">obtain</text:span><text:span text:style-name="T120_20"><text:s/></text:span><text:span text:style-name="T120_21">the</text:span><text:span text:style-name="T120_22"><text:s/></text:span><text:span text:style-name="T120_23">desired</text:span><text:span text:style-name="T120_24"><text:s/></text:span><text:span text:style-name="T120_25">quality</text:span><text:span text:style-name="T120_26"><text:s/></text:span><text:span text:style-name="T120_27">level</text:span><text:span text:style-name="T120_28"><text:s/></text:span><text:span text:style-name="T120_29">of</text:span><text:span text:style-name="T120_30"><text:s/></text:span><text:span text:style-name="T120_31">the</text:span><text:span text:style-name="T120_32"><text:s/></text:span><text:span text:style-name="T120_33">end</text:span><text:span text:style-name="T120_34"><text:s/></text:span><text:span text:style-name="T120_35">product</text:span><text:span text:style-name="T120_36"><text:s/></text:span><text:span text:style-name="T120_37">and</text:span><text:span text:style-name="T120_38"><text:s/></text:span><text:span text:style-name="T120_39">the</text:span><text:span text:style-name="T120_40"><text:s/></text:span><text:span text:style-name="T120_41">process</text:span><text:span text:style-name="T120_42"><text:s/></text:span><text:span text:style-name="T120_43">by</text:span><text:span text:style-name="T120_44"><text:s/></text:span><text:span text:style-name="T120_45">which</text:span><text:span text:style-name="T120_46"><text:s/></text:span><text:span text:style-name="T120_47">the</text:span><text:span text:style-name="T120_48"><text:s/></text:span><text:span text:style-name="T120_49">end</text:span><text:span text:style-name="T120_50"><text:s/></text:span><text:span text:style-name="T120_51">products</text:span><text:span text:style-name="T120_52"><text:s/></text:span><text:span text:style-name="T120_53">are</text:span><text:span text:style-name="T120_54"><text:s/></text:span><text:span text:style-name="T120_55">created</text:span><text:span text:style-name="T120_56">.<text:s/></text:span><text:span text:style-name="T120_57">This</text:span><text:span text:style-name="T120_58"><text:s/></text:span><text:span text:style-name="T120_59">document</text:span><text:span text:style-name="T120_60"><text:s/></text:span><text:span text:style-name="T120_61">serves</text:span><text:span text:style-name="T120_62"><text:s/></text:span><text:span text:style-name="T120_63">as</text:span><text:span text:style-name="T120_64"><text:s/></text:span><text:span text:style-name="T120_65">a</text:span><text:span text:style-name="T120_66"><text:s/></text:span><text:span text:style-name="T120_67">guide</text:span><text:span text:style-name="T120_68"><text:s/></text:span><text:span text:style-name="T120_69">for</text:span><text:span text:style-name="T120_70"><text:s/></text:span><text:span text:style-name="T120_71">the</text:span><text:span text:style-name="T120_72"><text:s/></text:span><text:span text:style-name="T120_73">managers</text:span><text:span text:style-name="T120_74"><text:s/></text:span><text:span text:style-name="T120_75">and</text:span><text:span text:style-name="T120_76"><text:s/></text:span><text:span text:style-name="T120_77">developers</text:span><text:span text:style-name="T120_78"><text:s/></text:span><text:span text:style-name="T120_79">of</text:span><text:span text:style-name="T120_80"><text:s/></text:span><text:span text:style-name="T120_81">the</text:span><text:span text:style-name="T120_82"><text:s/></text:span><text:span text:style-name="T120_83">e</text:span><text:span text:style-name="T120_84">-</text:span><text:span text:style-name="T120_85">store</text:span><text:span text:style-name="T120_86"><text:s/></text:span><text:span text:style-name="T120_87">project</text:span><text:span text:style-name="T120_88">.<text:s/></text:span><text:span text:style-name="T120_89">All</text:span><text:span text:style-name="T120_90"><text:s/></text:span><text:span text:style-name="T120_91">team</text:span><text:span text:style-name="T120_92"><text:s/></text:span><text:span text:style-name="T120_93">members</text:span><text:span text:style-name="T120_94"><text:s/></text:span><text:span text:style-name="T120_95">must</text:span><text:span text:style-name="T120_96"><text:s/></text:span><text:span text:style-name="T120_97">read</text:span><text:span text:style-name="T120_98"><text:s/></text:span><text:span text:style-name="T120_99">this</text:span><text:span text:style-name="T120_100"><text:s/></text:span><text:span text:style-name="T120_101">document</text:span><text:span text:style-name="T120_102"><text:s/></text:span><text:span text:style-name="T120_103">and</text:span><text:span text:style-name="T120_104"><text:s/></text:span><text:span text:style-name="T120_105">apply</text:span><text:span text:style-name="T120_106"><text:s/></text:span><text:span text:style-name="T120_107">the</text:span><text:span text:style-name="T120_108"><text:s/></text:span><text:span text:style-name="T120_109">procedures</text:span><text:span text:style-name="T120_110"><text:s/></text:span><text:span text:style-name="T120_111">stated</text:span><text:span text:style-name="T120_112"><text:s/></text:span><text:span text:style-name="T120_113">in</text:span><text:span text:style-name="T120_114"><text:s/></text:span><text:span text:style-name="T120_115">it</text:span><text:span text:style-name="T120_116">.<text:s/></text:span></text:p>
      <text:p text:style-name="P121"/>
      <text:p text:style-name="P122"/>
      <text:p text:style-name="P123"><text:span text:style-name="T123_1">1.2<text:s/></text:span><text:span text:style-name="T123_2">Scope</text:span></text:p>
      <text:p text:style-name="P124"><text:span text:style-name="T124_1">The</text:span><text:span text:style-name="T124_2"><text:s/></text:span><text:span text:style-name="T124_3">e</text:span><text:span text:style-name="T124_4">-</text:span><text:span text:style-name="T124_5">store</text:span><text:span text:style-name="T124_6"><text:s/></text:span><text:span text:style-name="T124_7">project</text:span><text:span text:style-name="T124_8"><text:s/></text:span><text:span text:style-name="T124_9">should</text:span><text:span text:style-name="T124_10"><text:s/></text:span><text:span text:style-name="T124_11">follow</text:span><text:span text:style-name="T124_12"><text:s/></text:span><text:span text:style-name="T124_13">the</text:span><text:span text:style-name="T124_14"><text:s/></text:span><text:span text:style-name="T124_15">RESTful</text:span><text:span text:style-name="T124_16"><text:s/></text:span><text:span text:style-name="T124_17">architectural</text:span><text:span text:style-name="T124_18"><text:s/></text:span><text:span text:style-name="T124_19">style</text:span><text:span text:style-name="T124_20">.<text:s/></text:span><text:span text:style-name="T124_21">The</text:span><text:span text:style-name="T124_22"><text:s/></text:span><text:span text:style-name="T124_23">entire</text:span><text:span text:style-name="T124_24"><text:s/></text:span><text:span text:style-name="T124_25">system</text:span><text:span text:style-name="T124_26"><text:s/></text:span><text:span text:style-name="T124_27">has</text:span><text:span text:style-name="T124_28"><text:s/></text:span><text:span text:style-name="T124_29">to</text:span><text:span text:style-name="T124_30"><text:s/></text:span><text:span text:style-name="T124_31">be</text:span><text:span text:style-name="T124_32"><text:s/></text:span><text:span text:style-name="T124_33">developed</text:span><text:span text:style-name="T124_34"><text:s/></text:span><text:span text:style-name="T124_35">using</text:span><text:span text:style-name="T124_36"><text:s/></text:span><text:span text:style-name="T124_37">the</text:span><text:span text:style-name="T124_38"><text:s/></text:span><text:span text:style-name="T124_39">Flask</text:span><text:span text:style-name="T124_40"><text:s/></text:span><text:span text:style-name="T124_41">microframework</text:span><text:span text:style-name="T124_42">,<text:s/></text:span><text:span text:style-name="T124_43">with</text:span><text:span text:style-name="T124_44"><text:s/></text:span><text:span text:style-name="T124_45">ajax</text:span><text:span text:style-name="T124_46"><text:s/></text:span><text:span text:style-name="T124_47">doing</text:span><text:span text:style-name="T124_48"><text:s/></text:span><text:span text:style-name="T124_49">the</text:span><text:span text:style-name="T124_50"><text:s/></text:span><text:span text:style-name="T124_51">client</text:span><text:span text:style-name="T124_52"><text:s/></text:span><text:span text:style-name="T124_53">requests</text:span><text:span text:style-name="T124_54">.<text:s/></text:span><text:span text:style-name="T124_55">There</text:span><text:span text:style-name="T124_56"><text:s/></text:span><text:span text:style-name="T124_57">will</text:span><text:span text:style-name="T124_58"><text:s/></text:span><text:span text:style-name="T124_59">be</text:span><text:span text:style-name="T124_60"><text:s/></text:span><text:span text:style-name="T124_61">a</text:span><text:span text:style-name="T124_62"><text:s/></text:span><text:span text:style-name="T124_63">clear</text:span><text:span text:style-name="T124_64"><text:s/></text:span><text:span text:style-name="T124_65">separation</text:span><text:span text:style-name="T124_66"><text:s/></text:span><text:span text:style-name="T124_67">of</text:span><text:span text:style-name="T124_68"><text:s/></text:span><text:span text:style-name="T124_69">concerns</text:span><text:span text:style-name="T124_70"><text:s/></text:span><text:span text:style-name="T124_71">between</text:span><text:span text:style-name="T124_72"><text:s/></text:span><text:span text:style-name="T124_73">the</text:span><text:span text:style-name="T124_74"><text:s/></text:span><text:span text:style-name="T124_75">client</text:span><text:span text:style-name="T124_76"><text:s/></text:span><text:span text:style-name="T124_77">and</text:span><text:span text:style-name="T124_78"><text:s/></text:span><text:span text:style-name="T124_79">the</text:span><text:span text:style-name="T124_80"><text:s/></text:span><text:span text:style-name="T124_81">server</text:span><text:span text:style-name="T124_82"><text:s/></text:span><text:span text:style-name="T124_83">for</text:span><text:span text:style-name="T124_84"><text:s/></text:span><text:span text:style-name="T124_85">easy</text:span><text:span text:style-name="T124_86"><text:s/></text:span><text:span text:style-name="T124_87">maintenance</text:span><text:span text:style-name="T124_88"><text:s/></text:span><text:span text:style-name="T124_89">and</text:span><text:span text:style-name="T124_90"><text:s/></text:span><text:span text:style-name="T124_91">scalability</text:span><text:span text:style-name="T124_92">.<text:s/></text:span></text:p>
      <text:p text:style-name="P125"/>
      <text:p text:style-name="P126"/>
      <text:p text:style-name="P127"><text:span text:style-name="T127_1">1.3<text:s/></text:span><text:span text:style-name="T127_2">List</text:span><text:span text:style-name="T127_3"><text:s/></text:span><text:span text:style-name="T127_4">of</text:span><text:span text:style-name="T127_5"><text:s/></text:span><text:span text:style-name="T127_6">Definitions</text:span></text:p>
      <text:p text:style-name="P128"/>
      <table:table table:style-name="Table3">
        <table:table-column table:style-name="Column7"/>
        <table:table-column table:style-name="Column8"/>
        <table:table-row table:style-name="Row8">
          <table:table-cell table:style-name="Cell19">
            <text:p text:style-name="P129"><text:span text:style-name="T129_1">ATDD</text:span></text:p>
          </table:table-cell>
          <table:table-cell table:style-name="Cell20">
            <text:p text:style-name="P130"><text:span text:style-name="T130_1">Acceptance</text:span><text:span text:style-name="T130_2"><text:s/></text:span><text:span text:style-name="T130_3">Test</text:span><text:span text:style-name="T130_4"><text:s/></text:span><text:span text:style-name="T130_5">Driven</text:span><text:span text:style-name="T130_6"><text:s/></text:span><text:span text:style-name="T130_7">Development</text:span></text:p>
          </table:table-cell>
        </table:table-row>
        <table:table-row table:style-name="Row9">
          <table:table-cell table:style-name="Cell21">
            <text:p text:style-name="P131"><text:span text:style-name="T131_1">TDD</text:span></text:p>
          </table:table-cell>
          <table:table-cell table:style-name="Cell22">
            <text:p text:style-name="P132"><text:span text:style-name="T132_1">Test</text:span><text:span text:style-name="T132_2"><text:s/></text:span><text:span text:style-name="T132_3">Driven</text:span><text:span text:style-name="T132_4"><text:s/></text:span><text:span text:style-name="T132_5">Development</text:span></text:p>
          </table:table-cell>
        </table:table-row>
        <table:table-row table:style-name="Row10">
          <table:table-cell table:style-name="Cell23">
            <text:p text:style-name="P133"><text:span text:style-name="T133_1">BDD</text:span></text:p>
          </table:table-cell>
          <table:table-cell table:style-name="Cell24">
            <text:p text:style-name="P134"><text:span text:style-name="T134_1">Behavior</text:span><text:span text:style-name="T134_2">-</text:span><text:span text:style-name="T134_3">Driven</text:span><text:span text:style-name="T134_4"><text:s/></text:span><text:span text:style-name="T134_5">Development</text:span></text:p>
          </table:table-cell>
        </table:table-row>
        <table:table-row table:style-name="Row11">
          <table:table-cell table:style-name="Cell25">
            <text:p text:style-name="P135"><text:span text:style-name="T135_1">SQA</text:span></text:p>
          </table:table-cell>
          <table:table-cell table:style-name="Cell26">
            <text:p text:style-name="P136"><text:span text:style-name="T136_1">Software</text:span><text:span text:style-name="T136_2"><text:s/></text:span><text:span text:style-name="T136_3">Quality</text:span><text:span text:style-name="T136_4"><text:s/></text:span><text:span text:style-name="T136_5">Assurance</text:span></text:p>
          </table:table-cell>
        </table:table-row>
        <table:table-row table:style-name="Row12">
          <table:table-cell table:style-name="Cell27">
            <text:p text:style-name="P137"><text:span text:style-name="T137_1">UML</text:span></text:p>
          </table:table-cell>
          <table:table-cell table:style-name="Cell28">
            <text:p text:style-name="P138"><text:span text:style-name="T138_1">Unified</text:span><text:span text:style-name="T138_2"><text:s/></text:span><text:span text:style-name="T138_3">Modeling</text:span><text:span text:style-name="T138_4"><text:s/></text:span><text:span text:style-name="T138_5">Language</text:span></text:p>
          </table:table-cell>
        </table:table-row>
        <table:table-row table:style-name="Row13">
          <table:table-cell table:style-name="Cell29">
            <text:p text:style-name="P139"><text:span text:style-name="T139_1">ERD</text:span></text:p>
          </table:table-cell>
          <table:table-cell table:style-name="Cell30">
            <text:p text:style-name="P140"><text:span text:style-name="T140_1">Entity</text:span><text:span text:style-name="T140_2"><text:s/></text:span><text:span text:style-name="T140_3">Relationship</text:span><text:span text:style-name="T140_4"><text:s/></text:span><text:span text:style-name="T140_5">Diagram</text:span></text:p>
          </table:table-cell>
        </table:table-row>
        <table:table-row table:style-name="Row14">
          <table:table-cell table:style-name="Cell31">
            <text:p text:style-name="P141"><text:span text:style-name="T141_1">MSU</text:span><text:span text:style-name="T141_2">-</text:span><text:span text:style-name="T141_3">IIT</text:span></text:p>
          </table:table-cell>
          <table:table-cell table:style-name="Cell32">
            <text:p text:style-name="P142"><text:span text:style-name="T142_1">Mindanao</text:span><text:span text:style-name="T142_2"><text:s/></text:span><text:span text:style-name="T142_3">State</text:span><text:span text:style-name="T142_4"><text:s/></text:span><text:span text:style-name="T142_5">University</text:span><text:span text:style-name="T142_6"><text:s/>-<text:s/></text:span><text:span text:style-name="T142_7">Iligan</text:span><text:span text:style-name="T142_8"><text:s/></text:span><text:span text:style-name="T142_9">Institute</text:span><text:span text:style-name="T142_10"><text:s/></text:span><text:span text:style-name="T142_11">of</text:span><text:span text:style-name="T142_12"><text:s/></text:span><text:span text:style-name="T142_13">Technology</text:span></text:p>
          </table:table-cell>
        </table:table-row>
        <table:table-row table:style-name="Row15">
          <table:table-cell table:style-name="Cell33">
            <text:p text:style-name="P143"><text:span text:style-name="T143_1">REST</text:span></text:p>
          </table:table-cell>
          <table:table-cell table:style-name="Cell34">
            <text:p text:style-name="P144"><text:span text:style-name="T144_1">Representational</text:span><text:span text:style-name="T144_2"><text:s/></text:span><text:span text:style-name="T144_3">State</text:span><text:span text:style-name="T144_4"><text:s/></text:span><text:span text:style-name="T144_5">Transfer</text:span></text:p>
          </table:table-cell>
        </table:table-row>
        <table:table-row table:style-name="Row16">
          <table:table-cell table:style-name="Cell35">
            <text:p text:style-name="P145"><text:span text:style-name="T145_1">FLASK</text:span></text:p>
          </table:table-cell>
          <table:table-cell table:style-name="Cell36">
            <text:p text:style-name="P146"><text:span text:style-name="T146_1">Web</text:span><text:span text:style-name="T146_2"><text:s/></text:span><text:span text:style-name="T146_3">Framework</text:span></text:p>
          </table:table-cell>
        </table:table-row>
        <table:table-row table:style-name="Row17">
          <table:table-cell table:style-name="Cell37">
            <text:p text:style-name="P147"><text:span text:style-name="T147_1">Python</text:span></text:p>
          </table:table-cell>
          <table:table-cell table:style-name="Cell38">
            <text:p text:style-name="P148"><text:span text:style-name="T148_1">Programming</text:span><text:span text:style-name="T148_2"><text:s/></text:span><text:span text:style-name="T148_3">Language</text:span></text:p>
          </table:table-cell>
        </table:table-row>
        <table:table-row table:style-name="Row18">
          <table:table-cell table:style-name="Cell39">
            <text:p text:style-name="P149"><text:span text:style-name="T149_1">SCS</text:span></text:p>
          </table:table-cell>
          <table:table-cell table:style-name="Cell40">
            <text:p text:style-name="P150"><text:span text:style-name="T150_1">School</text:span><text:span text:style-name="T150_2"><text:s/></text:span><text:span text:style-name="T150_3">of</text:span><text:span text:style-name="T150_4"><text:s/></text:span><text:span text:style-name="T150_5">Computer</text:span><text:span text:style-name="T150_6"><text:s/></text:span><text:span text:style-name="T150_7">Studies</text:span></text:p>
          </table:table-cell>
        </table:table-row>
        <table:table-row table:style-name="Row19">
          <table:table-cell table:style-name="Cell41">
            <text:p text:style-name="P151"><text:span text:style-name="T151_1">Sales</text:span><text:span text:style-name="T151_2"><text:s/></text:span><text:span text:style-name="T151_3">Inventory</text:span></text:p>
          </table:table-cell>
          <table:table-cell table:style-name="Cell42">
            <text:p text:style-name="P152"><text:span text:style-name="T152_1">The</text:span><text:span text:style-name="T152_2"><text:s/></text:span><text:span text:style-name="T152_3">list</text:span><text:span text:style-name="T152_4"><text:s/></text:span><text:span text:style-name="T152_5">of</text:span><text:span text:style-name="T152_6"><text:s/></text:span><text:span text:style-name="T152_7">items</text:span><text:span text:style-name="T152_8"><text:s/></text:span><text:span text:style-name="T152_9">such</text:span><text:span text:style-name="T152_10"><text:s/></text:span><text:span text:style-name="T152_11">as</text:span><text:span text:style-name="T152_12"><text:s/></text:span><text:span text:style-name="T152_13">the</text:span><text:span text:style-name="T152_14"><text:s/></text:span><text:span text:style-name="T152_15">goods</text:span><text:span text:style-name="T152_16"><text:s/></text:span><text:span text:style-name="T152_17">that</text:span><text:span text:style-name="T152_18"><text:s/></text:span><text:span text:style-name="T152_19">are</text:span><text:span text:style-name="T152_20"><text:s/></text:span><text:span text:style-name="T152_21">in</text:span><text:span text:style-name="T152_22"><text:s/></text:span><text:span text:style-name="T152_23">stock</text:span></text:p>
          </table:table-cell>
        </table:table-row>
        <table:table-row table:style-name="Row20">
          <table:table-cell table:style-name="Cell43">
            <text:p text:style-name="P153"><text:span text:style-name="T153_1">E</text:span><text:span text:style-name="T153_2">-</text:span><text:span text:style-name="T153_3">commerce</text:span></text:p>
          </table:table-cell>
          <table:table-cell table:style-name="Cell44">
            <text:p text:style-name="P154"><text:span text:style-name="T154_1">The</text:span><text:span text:style-name="T154_2"><text:s/></text:span><text:span text:style-name="T154_3">buying</text:span><text:span text:style-name="T154_4"><text:s/></text:span><text:span text:style-name="T154_5">and</text:span><text:span text:style-name="T154_6"><text:s/></text:span><text:span text:style-name="T154_7">selling</text:span><text:span text:style-name="T154_8"><text:s/></text:span><text:span text:style-name="T154_9">of</text:span><text:span text:style-name="T154_10"><text:s/></text:span><text:span text:style-name="T154_11">goods</text:span><text:span text:style-name="T154_12"><text:s/></text:span><text:span text:style-name="T154_13">over</text:span><text:span text:style-name="T154_14"><text:s/></text:span><text:span text:style-name="T154_15">an</text:span><text:span text:style-name="T154_16"><text:s/></text:span><text:span text:style-name="T154_17">electronic</text:span><text:span text:style-name="T154_18"><text:s/></text:span><text:span text:style-name="T154_19">network</text:span><text:span text:style-name="T154_20">,<text:s/></text:span><text:span text:style-name="T154_21">primarily</text:span><text:span text:style-name="T154_22"><text:s/></text:span><text:span text:style-name="T154_23">the</text:span><text:span text:style-name="T154_24"><text:s/></text:span><text:span text:style-name="T154_25">internet</text:span></text:p>
          </table:table-cell>
        </table:table-row>
        <table:table-row table:style-name="Row21">
          <table:table-cell table:style-name="Cell45">
            <text:p text:style-name="P155"><text:span text:style-name="T155_1">Customer</text:span></text:p>
          </table:table-cell>
          <table:table-cell table:style-name="Cell46">
            <text:p text:style-name="P156"><text:span text:style-name="T156_1">The</text:span><text:span text:style-name="T156_2"><text:s/></text:span><text:span text:style-name="T156_3">person</text:span><text:span text:style-name="T156_4"><text:s/></text:span><text:span text:style-name="T156_5">who</text:span><text:span text:style-name="T156_6"><text:s/></text:span><text:span text:style-name="T156_7">transacts</text:span><text:span text:style-name="T156_8"><text:s/></text:span><text:span text:style-name="T156_9">in</text:span><text:span text:style-name="T156_10"><text:s/></text:span><text:span text:style-name="T156_11">the</text:span><text:span text:style-name="T156_12"><text:s/></text:span><text:span text:style-name="T156_13">store</text:span><text:span text:style-name="T156_14"><text:s/></text:span><text:span text:style-name="T156_15">page</text:span><text:span text:style-name="T156_16"><text:s/></text:span><text:span text:style-name="T156_17">of</text:span><text:span text:style-name="T156_18"><text:s/></text:span><text:span text:style-name="T156_19">the</text:span><text:span text:style-name="T156_20"><text:s/></text:span><text:span text:style-name="T156_21">business</text:span></text:p>
          </table:table-cell>
        </table:table-row>
        <table:table-row table:style-name="Row22">
          <table:table-cell table:style-name="Cell47">
            <text:p text:style-name="P157"><text:span text:style-name="T157_1">Admin</text:span></text:p>
          </table:table-cell>
          <table:table-cell table:style-name="Cell48">
            <text:p text:style-name="P158"><text:span text:style-name="T158_1">The</text:span><text:span text:style-name="T158_2"><text:s/></text:span><text:span text:style-name="T158_3">owner</text:span><text:span text:style-name="T158_4"><text:s/></text:span><text:span text:style-name="T158_5">of</text:span><text:span text:style-name="T158_6"><text:s/></text:span><text:span text:style-name="T158_7">the</text:span><text:span text:style-name="T158_8"><text:s/></text:span><text:span text:style-name="T158_9">products</text:span><text:span text:style-name="T158_10"><text:s/></text:span><text:span text:style-name="T158_11">sold</text:span><text:span text:style-name="T158_12"><text:s/></text:span><text:span text:style-name="T158_13">in</text:span><text:span text:style-name="T158_14"><text:s/></text:span><text:span text:style-name="T158_15">the</text:span><text:span text:style-name="T158_16"><text:s/></text:span><text:span text:style-name="T158_17">store</text:span><text:span text:style-name="T158_18">.<text:s/></text:span></text:p>
          </table:table-cell>
        </table:table-row>
        <table:table-row table:style-name="Row23">
          <table:table-cell table:style-name="Cell49">
            <text:p text:style-name="P159"><text:span text:style-name="T159_1">Product</text:span></text:p>
          </table:table-cell>
          <table:table-cell table:style-name="Cell50">
            <text:p text:style-name="P160"><text:span text:style-name="T160_1">The</text:span><text:span text:style-name="T160_2"><text:s/></text:span><text:span text:style-name="T160_3">items</text:span><text:span text:style-name="T160_4"><text:s/></text:span><text:span text:style-name="T160_5">being</text:span><text:span text:style-name="T160_6"><text:s/></text:span><text:span text:style-name="T160_7">sold</text:span><text:span text:style-name="T160_8"><text:s/></text:span><text:span text:style-name="T160_9">in</text:span><text:span text:style-name="T160_10"><text:s/></text:span><text:span text:style-name="T160_11">the</text:span><text:span text:style-name="T160_12"><text:s/></text:span><text:span text:style-name="T160_13">website</text:span></text:p>
          </table:table-cell>
        </table:table-row>
        <table:table-row table:style-name="Row24">
          <table:table-cell table:style-name="Cell51">
            <text:p text:style-name="P161"><text:span text:style-name="T161_1">Cart</text:span></text:p>
          </table:table-cell>
          <table:table-cell table:style-name="Cell52">
            <text:p text:style-name="P162"><text:span text:style-name="T162_1">The</text:span><text:span text:style-name="T162_2"><text:s/></text:span><text:span text:style-name="T162_3">list</text:span><text:span text:style-name="T162_4"><text:s/></text:span><text:span text:style-name="T162_5">of</text:span><text:span text:style-name="T162_6"><text:s/></text:span><text:span text:style-name="T162_7">items</text:span><text:span text:style-name="T162_8"><text:s/></text:span><text:span text:style-name="T162_9">the</text:span><text:span text:style-name="T162_10"><text:s/></text:span><text:span text:style-name="T162_11">customer</text:span><text:span text:style-name="T162_12"><text:s/></text:span><text:span text:style-name="T162_13">is</text:span><text:span text:style-name="T162_14"><text:s/></text:span><text:span text:style-name="T162_15">going</text:span><text:span text:style-name="T162_16"><text:s/></text:span><text:span text:style-name="T162_17">to</text:span><text:span text:style-name="T162_18"><text:s/></text:span><text:span text:style-name="T162_19">buy</text:span></text:p>
          </table:table-cell>
        </table:table-row>
        <table:table-row table:style-name="Row25">
          <table:table-cell table:style-name="Cell53">
            <text:p text:style-name="P163"><text:span text:style-name="T163_1">Checkout</text:span></text:p>
          </table:table-cell>
          <table:table-cell table:style-name="Cell54">
            <text:p text:style-name="P164"><text:span text:style-name="T164_1">The</text:span><text:span text:style-name="T164_2"><text:s/></text:span><text:span text:style-name="T164_3">process</text:span><text:span text:style-name="T164_4"><text:s/></text:span><text:span text:style-name="T164_5">in</text:span><text:span text:style-name="T164_6"><text:s/></text:span><text:span text:style-name="T164_7">which</text:span><text:span text:style-name="T164_8"><text:s/></text:span><text:span text:style-name="T164_9">the</text:span><text:span text:style-name="T164_10"><text:s/></text:span><text:span text:style-name="T164_11">customer</text:span><text:span text:style-name="T164_12"><text:s/></text:span><text:span text:style-name="T164_13">is</text:span><text:span text:style-name="T164_14"><text:s/></text:span><text:span text:style-name="T164_15">going</text:span><text:span text:style-name="T164_16"><text:s/></text:span><text:span text:style-name="T164_17">to</text:span><text:span text:style-name="T164_18"><text:s/></text:span><text:span text:style-name="T164_19">buy</text:span><text:span text:style-name="T164_20"><text:s/></text:span><text:span text:style-name="T164_21">and</text:span><text:span text:style-name="T164_22"><text:s/></text:span><text:span text:style-name="T164_23">pay</text:span><text:span text:style-name="T164_24"><text:s/></text:span><text:span text:style-name="T164_25">the</text:span><text:span text:style-name="T164_26"><text:s/></text:span><text:span text:style-name="T164_27">items</text:span><text:span text:style-name="T164_28"><text:s/></text:span><text:span text:style-name="T164_29">inside</text:span><text:span text:style-name="T164_30"><text:s/></text:span><text:span text:style-name="T164_31">the</text:span><text:span text:style-name="T164_32"><text:s/></text:span><text:span text:style-name="T164_33">cart</text:span></text:p>
          </table:table-cell>
        </table:table-row>
        <table:table-row table:style-name="Row26">
          <table:table-cell table:style-name="Cell55">
            <text:p text:style-name="P165"><text:span text:style-name="T165_1">Gherkin</text:span><text:span text:style-name="T165_2"><text:s/></text:span></text:p>
          </table:table-cell>
          <table:table-cell table:style-name="Cell56">
            <text:p text:style-name="P166"><text:span text:style-name="T166_1"><text:a xlink:type="simple" xlink:href="http://martinfowler.com/bliki/BusinessReadableDSL.html"><text:span text:style-name="T166_2">Business</text:span></text:a></text:span><text:span text:style-name="T166_3"><text:a xlink:type="simple" xlink:href="http://martinfowler.com/bliki/BusinessReadableDSL.html"><text:span text:style-name="T166_4"><text:s/></text:span></text:a></text:span><text:span text:style-name="T166_5"><text:a xlink:type="simple" xlink:href="http://martinfowler.com/bliki/BusinessReadableDSL.html"><text:span text:style-name="T166_6">Readable</text:span></text:a></text:span><text:span text:style-name="T166_7"><text:a xlink:type="simple" xlink:href="http://martinfowler.com/bliki/BusinessReadableDSL.html"><text:span text:style-name="T166_8">,<text:s/></text:span></text:a></text:span><text:span text:style-name="T166_9"><text:a xlink:type="simple" xlink:href="http://martinfowler.com/bliki/BusinessReadableDSL.html"><text:span text:style-name="T166_10">Domain</text:span></text:a></text:span><text:span text:style-name="T166_11"><text:a xlink:type="simple" xlink:href="http://martinfowler.com/bliki/BusinessReadableDSL.html"><text:span text:style-name="T166_12"><text:s/></text:span></text:a></text:span><text:span text:style-name="T166_13"><text:a xlink:type="simple" xlink:href="http://martinfowler.com/bliki/BusinessReadableDSL.html"><text:span text:style-name="T166_14">Specific</text:span></text:a></text:span><text:span text:style-name="T166_15"><text:a xlink:type="simple" xlink:href="http://martinfowler.com/bliki/BusinessReadableDSL.html"><text:span text:style-name="T166_16"><text:s/></text:span></text:a></text:span><text:span text:style-name="T166_17"><text:a xlink:type="simple" xlink:href="http://martinfowler.com/bliki/BusinessReadableDSL.html"><text:span text:style-name="T166_18">Language</text:span></text:a></text:span><text:span text:style-name="T166_19"><text:s/></text:span><text:span text:style-name="T166_20">that</text:span><text:span text:style-name="T166_21"><text:s/></text:span><text:span text:style-name="T166_22">lets</text:span><text:span text:style-name="T166_23"><text:s/></text:span><text:span text:style-name="T166_24">you</text:span><text:span text:style-name="T166_25"><text:s/></text:span><text:span text:style-name="T166_26">describe</text:span><text:span text:style-name="T166_27"><text:s/></text:span><text:span text:style-name="T166_28">software</text:span><text:span text:style-name="T166_29">’</text:span><text:span text:style-name="T166_30">s</text:span><text:span text:style-name="T166_31"><text:s/></text:span><text:span text:style-name="T166_32">behaviour</text:span><text:span text:style-name="T166_33"><text:s/></text:span><text:span text:style-name="T166_34">without</text:span><text:span text:style-name="T166_35"><text:s/></text:span><text:span text:style-name="T166_36">detailing</text:span><text:span text:style-name="T166_37"><text:s/></text:span><text:span text:style-name="T166_38">how</text:span><text:span text:style-name="T166_39"><text:s/></text:span><text:span text:style-name="T166_40">that</text:span><text:span text:style-name="T166_41"><text:s/></text:span><text:span text:style-name="T166_42">behaviour</text:span><text:span text:style-name="T166_43"><text:s/></text:span><text:span text:style-name="T166_44">is</text:span><text:span text:style-name="T166_45"><text:s/></text:span><text:span text:style-name="T166_46">implemented</text:span><text:span text:style-name="T166_47">.</text:span></text:p>
          </table:table-cell>
        </table:table-row>
      </table:table>
      <text:p text:style-name="P167"/>
      <text:p text:style-name="P168"><text:span text:style-name="T168_1">1.4<text:s/></text:span><text:span text:style-name="T168_2">List</text:span><text:span text:style-name="T168_3"><text:s/></text:span><text:span text:style-name="T168_4">of</text:span><text:span text:style-name="T168_5"><text:s/></text:span><text:span text:style-name="T168_6">references</text:span></text:p>
      <table:table table:style-name="Table4">
        <table:table-column table:style-name="Column9"/>
        <table:table-row table:style-name="Row27">
          <table:table-cell table:style-name="Cell57">
            <text:p text:style-name="P169"><text:span text:style-name="T169_1">[</text:span><text:span text:style-name="T169_2">SQAP</text:span><text:span text:style-name="T169_3">]<text:s/></text:span><text:span text:style-name="T169_4">Software</text:span><text:span text:style-name="T169_5"><text:s/></text:span><text:span text:style-name="T169_6">Quality</text:span><text:span text:style-name="T169_7"><text:s/></text:span><text:span text:style-name="T169_8">Assurance</text:span><text:span text:style-name="T169_9"><text:s/></text:span><text:span text:style-name="T169_10">Plan</text:span><text:span text:style-name="T169_11">,<text:s/></text:span><text:span text:style-name="T169_12">SPINGRID</text:span><text:span text:style-name="T169_13"><text:s/></text:span><text:span text:style-name="T169_14">team</text:span><text:span text:style-name="T169_15">,<text:s/></text:span><text:span text:style-name="T169_16">TU</text:span><text:span text:style-name="T169_17">/</text:span><text:span text:style-name="T169_18">e</text:span><text:span text:style-name="T169_19">,<text:s/>0.1.3,<text:s/></text:span><text:span text:style-name="T169_20">June</text:span><text:span text:style-name="T169_21"><text:s/>2006</text:span></text:p>
          </table:table-cell>
        </table:table-row>
        <table:table-row table:style-name="Row28">
          <table:table-cell table:style-name="Cell58">
            <text:p text:style-name="P170"><text:span text:style-name="T170_1">Saleh</text:span><text:span text:style-name="T170_2"><text:s/></text:span><text:span text:style-name="T170_3">H</text:span><text:span text:style-name="T170_4">.<text:s/>(2013).<text:s/></text:span><text:span text:style-name="T170_5">Javascript</text:span><text:span text:style-name="T170_6"><text:s/></text:span><text:span text:style-name="T170_7">Unit</text:span><text:span text:style-name="T170_8"><text:s/></text:span><text:span text:style-name="T170_9">Testing</text:span><text:span text:style-name="T170_10">.</text:span><text:span text:style-name="T170_11"><text:s text:c="2"/></text:span><text:span text:style-name="T170_12">Packt</text:span><text:span text:style-name="T170_13"><text:s/></text:span><text:span text:style-name="T170_14">Publishing</text:span></text:p>
          </table:table-cell>
        </table:table-row>
        <table:table-row table:style-name="Row29">
          <table:table-cell table:style-name="Cell59">
            <text:p text:style-name="P171"><text:span text:style-name="T171_1">Osmani</text:span><text:span text:style-name="T171_2"><text:s/></text:span><text:span text:style-name="T171_3">A</text:span><text:span text:style-name="T171_4">.,<text:s/>(2012).<text:s/></text:span><text:span text:style-name="T171_5">Javascript</text:span><text:span text:style-name="T171_6"><text:s/></text:span><text:span text:style-name="T171_7">Learning</text:span><text:span text:style-name="T171_8"><text:s/></text:span><text:span text:style-name="T171_9">Design</text:span><text:span text:style-name="T171_10"><text:s/></text:span><text:span text:style-name="T171_11">Patterns</text:span></text:p>
          </table:table-cell>
        </table:table-row>
        <table:table-row table:style-name="Row30">
          <table:table-cell table:style-name="Cell60">
            <text:p text:style-name="P172"><text:span text:style-name="T172_1">Zlobin</text:span><text:span text:style-name="T172_2"><text:s/></text:span><text:span text:style-name="T172_3">G</text:span><text:span text:style-name="T172_4">.,<text:s/>(2013).<text:s/></text:span><text:span text:style-name="T172_5">Learning</text:span><text:span text:style-name="T172_6"><text:s/></text:span><text:span text:style-name="T172_7">Python</text:span><text:span text:style-name="T172_8"><text:s/></text:span><text:span text:style-name="T172_9">Design</text:span><text:span text:style-name="T172_10"><text:s/></text:span><text:span text:style-name="T172_11">Patterns</text:span></text:p>
          </table:table-cell>
        </table:table-row>
        <table:table-row table:style-name="Row31">
          <table:table-cell table:style-name="Cell61">
            <text:p text:style-name="P173"><text:span text:style-name="T173_1">Sale</text:span><text:span text:style-name="T173_2"><text:s/></text:span><text:span text:style-name="T173_3">D</text:span><text:span text:style-name="T173_4">.,<text:s/>(2014).<text:s/></text:span><text:span text:style-name="T173_5">Testing</text:span><text:span text:style-name="T173_6"><text:s/></text:span><text:span text:style-name="T173_7">Python</text:span></text:p>
          </table:table-cell>
        </table:table-row>
        <table:table-row table:style-name="Row32">
          <table:table-cell table:style-name="Cell62">
            <text:p text:style-name="P174"><text:span text:style-name="T174_1">IEEE</text:span><text:span text:style-name="T174_2"><text:s/></text:span><text:span text:style-name="T174_3">Standard</text:span><text:span text:style-name="T174_4"><text:s/></text:span><text:span text:style-name="T174_5">for</text:span><text:span text:style-name="T174_6"><text:s/></text:span><text:span text:style-name="T174_7">Software</text:span><text:span text:style-name="T174_8"><text:s/></text:span><text:span text:style-name="T174_9">Quality</text:span><text:span text:style-name="T174_10"><text:s/></text:span><text:span text:style-name="T174_11">Assurance</text:span><text:span text:style-name="T174_12"><text:s/></text:span><text:span text:style-name="T174_13">Processes</text:span><text:span text:style-name="T174_14">,<text:s/></text:span><text:span text:style-name="T174_15">IEEE</text:span><text:span text:style-name="T174_16"><text:s/></text:span><text:span text:style-name="T174_17">Std</text:span><text:span text:style-name="T174_18"><text:s/>730-2014</text:span></text:p>
          </table:table-cell>
        </table:table-row>
        <table:table-row table:style-name="Row33">
          <table:table-cell table:style-name="Cell63">
            <text:p text:style-name="P175"><text:span text:style-name="T175_1">Clean</text:span><text:span text:style-name="T175_2"><text:s/></text:span><text:span text:style-name="T175_3">Code</text:span><text:span text:style-name="T175_4"><text:s/></text:span><text:span text:style-name="T175_5">Cheat</text:span><text:span text:style-name="T175_6"><text:s/></text:span><text:span text:style-name="T175_7">Sheet</text:span><text:span text:style-name="T175_8"><text:s/></text:span></text:p>
          </table:table-cell>
        </table:table-row>
        <table:table-row table:style-name="Row34">
          <table:table-cell table:style-name="Cell64">
            <text:p text:style-name="P176"><text:span text:style-name="T176_1">Test</text:span><text:span text:style-name="T176_2">-</text:span><text:span text:style-name="T176_3">Driven</text:span><text:span text:style-name="T176_4"><text:s/></text:span><text:span text:style-name="T176_5">Development</text:span><text:span text:style-name="T176_6">,<text:s/></text:span><text:span text:style-name="T176_7">Dr</text:span><text:span text:style-name="T176_8">.<text:s/></text:span><text:span text:style-name="T176_9">Christoph</text:span><text:span text:style-name="T176_10"><text:s/></text:span><text:span text:style-name="T176_11">Steindl</text:span><text:span text:style-name="T176_12">,<text:s/></text:span><text:span text:style-name="T176_13">Senior</text:span><text:span text:style-name="T176_14"><text:s/></text:span><text:span text:style-name="T176_15">IT</text:span><text:span text:style-name="T176_16"><text:s/></text:span><text:span text:style-name="T176_17">Architect</text:span><text:span text:style-name="T176_18"><text:s/></text:span><text:span text:style-name="T176_19">and</text:span><text:span text:style-name="T176_20"><text:s/></text:span><text:span text:style-name="T176_21">Method</text:span><text:span text:style-name="T176_22"><text:s/></text:span><text:span text:style-name="T176_23">Exponent</text:span><text:span text:style-name="T176_24">,<text:s/></text:span><text:span text:style-name="T176_25">Certified</text:span><text:span text:style-name="T176_26"><text:s/></text:span><text:span text:style-name="T176_27">ScrumMaster</text:span></text:p>
          </table:table-cell>
        </table:table-row>
        <table:table-row table:style-name="Row35">
          <table:table-cell table:style-name="Cell65">
            <text:p text:style-name="P177"><text:span text:style-name="T177_1">Best</text:span><text:span text:style-name="T177_2"><text:s/></text:span><text:span text:style-name="T177_3">Practices</text:span><text:span text:style-name="T177_4">,<text:s/></text:span><text:span text:style-name="T177_5">Development</text:span><text:span text:style-name="T177_6"><text:s/></text:span><text:span text:style-name="T177_7">Methodologies</text:span><text:span text:style-name="T177_8">,<text:s/></text:span><text:span text:style-name="T177_9">and</text:span><text:span text:style-name="T177_10"><text:s/></text:span><text:span text:style-name="T177_11">the</text:span><text:span text:style-name="T177_12"><text:s/></text:span><text:span text:style-name="T177_13">Zen</text:span><text:span text:style-name="T177_14"><text:s/></text:span><text:span text:style-name="T177_15">of</text:span><text:span text:style-name="T177_16"><text:s/></text:span><text:span text:style-name="T177_17">Python</text:span><text:span text:style-name="T177_18">,<text:s/></text:span><text:span text:style-name="T177_19">Valentin</text:span><text:span text:style-name="T177_20"><text:s/></text:span><text:span text:style-name="T177_21">Haenel</text:span></text:p>
          </table:table-cell>
        </table:table-row>
        <table:table-row table:style-name="Row36">
          <table:table-cell table:style-name="Cell66">
            <text:p text:style-name="P178"><text:span text:style-name="T178_1">Test</text:span><text:span text:style-name="T178_2">-</text:span><text:span text:style-name="T178_3">Driven</text:span><text:span text:style-name="T178_4"><text:s/></text:span><text:span text:style-name="T178_5">Development</text:span><text:span text:style-name="T178_6">,<text:s/></text:span><text:span text:style-name="T178_7">Gary</text:span><text:span text:style-name="T178_8"><text:s/></text:span><text:span text:style-name="T178_9">Brown</text:span></text:p>
          </table:table-cell>
        </table:table-row>
      </table:table>
      <text:p text:style-name="P179"/>
      <text:p text:style-name="P180"/>
      <text:p text:style-name="P181"/>
      <text:p text:style-name="P18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7.94cm" fo:page-height="21.59cm" fo:padding-top="0cm" fo:margin-top="1.27cm" fo:padding-bottom="0cm" fo:margin-bottom="1.249cm" fo:padding-left="0cm" fo:margin-left="1.27cm" fo:padding-right="0cm" fo:margin-right="1.27cm"/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style:writing-mode="lr-tb"/>
    </style:style>
    <style:style style:name="P4" style:family="paragraph" style:parent-style-name="Standard">
      <style:paragraph-properties fo:text-align="right"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text-align="right"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  <text:p text:style-name="P2"/>
        <text:p text:style-name="P3"/>
        <text:p text:style-name="P4"><text:span text:style-name="T4_1"><text:page-number text:select-page="current"/></text:span></text:p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